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2" svg:font-family="Mangal"/>
    <style:font-face style:name="Liberation Sans2" svg:font-family="'Liberation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1" svg:font-family="'Courier New'" style:font-family-generic="modern" style:font-pitch="variable"/>
    <style:font-face style:name="Liberation Sans3" svg:font-family="'Liberation Sans'" style:font-family-generic="modern" style:font-pitch="variable"/>
    <style:font-face style:name="Liberation Serif1" svg:font-family="'Liberation Serif'"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wiss" style:font-pitch="variable"/>
    <style:font-face style:name="SimSun" svg:font-family="SimSun"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office:font-face-decls>
  <office:automatic-styles>
    <style:style style:name="P1" style:family="paragraph" style:parent-style-name="Header">
      <style:text-properties style:font-name="Courier New" officeooo:rsid="00014c6a" officeooo:paragraph-rsid="00014c6a"/>
    </style:style>
    <style:style style:name="P2" style:family="paragraph" style:parent-style-name="Footer">
      <style:paragraph-properties fo:text-align="center" style:justify-single-word="false"/>
      <style:text-properties style:font-name="Courier New"/>
    </style:style>
    <style:style style:name="P3" style:family="paragraph" style:parent-style-name="Standard">
      <style:paragraph-properties fo:text-align="justify" style:justify-single-word="false"/>
      <style:text-properties officeooo:paragraph-rsid="0026818a"/>
    </style:style>
    <style:style style:name="P4" style:family="paragraph" style:parent-style-name="Standard">
      <style:paragraph-properties fo:text-align="justify" style:justify-single-word="false"/>
      <style:text-properties officeooo:paragraph-rsid="00427565"/>
    </style:style>
    <style:style style:name="P5" style:family="paragraph" style:parent-style-name="Standard">
      <style:paragraph-properties fo:text-align="center" style:justify-single-word="false"/>
      <style:text-properties style:font-name="Courier New" fo:font-size="18pt" fo:language="fr" fo:country="FR" fo:font-weight="bold" officeooo:rsid="00014c6a" officeooo:paragraph-rsid="00014c6a" style:font-size-asian="18pt" style:font-weight-asian="bold" style:font-size-complex="18pt" style:font-weight-complex="bold"/>
    </style:style>
    <style:style style:name="P6" style:family="paragraph" style:parent-style-name="Standard">
      <style:paragraph-properties fo:text-align="justify" style:justify-single-word="false"/>
      <style:text-properties style:font-name="Courier New" fo:font-size="18pt" fo:language="fr" fo:country="FR" fo:font-style="normal" fo:font-weight="bold" officeooo:rsid="00394d77" officeooo:paragraph-rsid="00394d77" style:font-size-asian="15.75pt" style:font-style-asian="normal" style:font-weight-asian="bold" style:font-size-complex="18pt" style:font-style-complex="normal" style:font-weight-complex="bold"/>
    </style:style>
    <style:style style:name="P7" style:family="paragraph" style:parent-style-name="Standard">
      <style:paragraph-properties fo:text-align="justify" style:justify-single-word="false"/>
      <style:text-properties style:font-name="Courier New" fo:font-size="16pt" fo:language="fr" fo:country="FR" fo:font-weight="bold" officeooo:rsid="000ef009" officeooo:paragraph-rsid="000ef009" style:font-size-asian="14pt" style:font-weight-asian="bold" style:font-size-complex="16pt" style:font-weight-complex="bold"/>
    </style:style>
    <style:style style:name="P8" style:family="paragraph" style:parent-style-name="Standard">
      <style:paragraph-properties fo:text-align="justify" style:justify-single-word="false"/>
      <style:text-properties style:font-name="Courier New" fo:font-size="16pt" fo:language="fr" fo:country="FR" fo:font-weight="bold" officeooo:rsid="000ef009" officeooo:paragraph-rsid="002a33c0" style:font-size-asian="16pt" style:font-weight-asian="bold" style:font-size-complex="16pt" style:font-weight-complex="bold"/>
    </style:style>
    <style:style style:name="P9" style:family="paragraph" style:parent-style-name="Standard">
      <style:paragraph-properties fo:text-align="justify" style:justify-single-word="false"/>
      <style:text-properties style:font-name="Courier New" fo:font-size="12pt" fo:language="fr" fo:country="FR" fo:font-weight="bold" officeooo:rsid="00014c6a" officeooo:paragraph-rsid="00014c6a" style:font-size-asian="10.5pt" style:font-weight-asian="bold" style:font-size-complex="12pt" style:font-weight-complex="bold"/>
    </style:style>
    <style:style style:name="P10" style:family="paragraph" style:parent-style-name="Standard">
      <style:paragraph-properties fo:text-align="justify" style:justify-single-word="false"/>
      <style:text-properties style:font-name="Courier New" fo:font-size="12pt" fo:language="fr" fo:country="FR" fo:font-weight="bold" officeooo:rsid="0021fbb8" officeooo:paragraph-rsid="0021fbb8" style:font-size-asian="10.5pt" style:font-weight-asian="bold" style:font-size-complex="12pt" style:font-weight-complex="bold"/>
    </style:style>
    <style:style style:name="P11" style:family="paragraph" style:parent-style-name="Standard">
      <style:paragraph-properties fo:text-align="justify" style:justify-single-word="false"/>
      <style:text-properties style:font-name="Courier New" fo:font-size="12pt" fo:language="fr" fo:country="FR" fo:font-weight="bold" officeooo:rsid="0021fbb8" officeooo:paragraph-rsid="002a33c0" style:font-size-asian="10.5pt" style:font-weight-asian="bold" style:font-size-complex="12pt" style:font-weight-complex="bold"/>
    </style:style>
    <style:style style:name="P12" style:family="paragraph" style:parent-style-name="Standard">
      <style:paragraph-properties fo:text-align="justify" style:justify-single-word="false"/>
      <style:text-properties style:font-name="Courier New" fo:font-size="12pt" fo:language="fr" fo:country="FR" fo:font-weight="bold" officeooo:rsid="002daa76" officeooo:paragraph-rsid="002daa76" style:font-size-asian="10.5pt" style:font-weight-asian="bold" style:font-size-complex="12pt" style:font-weight-complex="bold"/>
    </style:style>
    <style:style style:name="P13" style:family="paragraph" style:parent-style-name="Standard">
      <style:paragraph-properties fo:text-align="justify" style:justify-single-word="false"/>
      <style:text-properties style:font-name="Courier New" fo:font-size="12pt" fo:language="fr" fo:country="FR" fo:font-weight="bold" officeooo:rsid="00313892" officeooo:paragraph-rsid="00313892" style:font-size-asian="10.5pt" style:font-weight-asian="bold" style:font-size-complex="12pt" style:font-weight-complex="bold"/>
    </style:style>
    <style:style style:name="P14" style:family="paragraph" style:parent-style-name="Standard">
      <style:paragraph-properties fo:text-align="justify" style:justify-single-word="false"/>
      <style:text-properties style:font-name="Courier New" fo:font-size="12pt" fo:language="fr" fo:country="FR" fo:font-weight="bold" officeooo:rsid="00313892" officeooo:paragraph-rsid="002daa76" style:font-size-asian="10.5pt" style:font-weight-asian="bold" style:font-size-complex="12pt" style:font-weight-complex="bold"/>
    </style:style>
    <style:style style:name="P15" style:family="paragraph" style:parent-style-name="Standard">
      <style:paragraph-properties fo:text-align="justify" style:justify-single-word="false"/>
      <style:text-properties style:font-name="Courier New" fo:font-size="12pt" fo:language="fr" fo:country="FR" fo:font-weight="bold" officeooo:rsid="00301707" officeooo:paragraph-rsid="00301707" style:font-size-asian="10.5pt" style:font-weight-asian="bold" style:font-size-complex="12pt" style:font-weight-complex="bold"/>
    </style:style>
    <style:style style:name="P16" style:family="paragraph" style:parent-style-name="Standard">
      <style:paragraph-properties fo:text-align="justify" style:justify-single-word="false"/>
      <style:text-properties style:font-name="Courier New" fo:font-size="12pt" fo:language="fr" fo:country="FR" fo:font-weight="bold" officeooo:rsid="0021fbb8" officeooo:paragraph-rsid="0021fbb8" style:font-size-asian="12pt" style:font-weight-asian="bold" style:font-size-complex="12pt" style:font-weight-complex="bold"/>
    </style:style>
    <style:style style:name="P17" style:family="paragraph" style:parent-style-name="Standard">
      <style:paragraph-properties fo:text-align="justify" style:justify-single-word="false"/>
      <style:text-properties style:font-name="Courier New" fo:font-size="12pt" fo:language="fr" fo:country="FR" fo:font-weight="normal" officeooo:rsid="0021fbb8" officeooo:paragraph-rsid="0021fbb8"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style:font-name="Courier New" fo:font-size="12pt" fo:language="fr" fo:country="FR" fo:font-weight="normal" officeooo:rsid="0025f0e7" officeooo:paragraph-rsid="0025f0e7"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Courier New" fo:font-size="12pt" fo:language="fr" fo:country="FR" fo:font-weight="normal" officeooo:rsid="00287bcf" officeooo:paragraph-rsid="0025f0e7"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Courier New" fo:font-size="12pt" fo:language="fr" fo:country="FR" fo:font-weight="normal" officeooo:rsid="00287bcf" officeooo:paragraph-rsid="00287bcf"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Courier New" fo:font-size="12pt" fo:language="fr" fo:country="FR" fo:font-weight="normal" officeooo:rsid="0021fbb8" officeooo:paragraph-rsid="002a33c0"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Courier New" fo:font-size="12pt" fo:language="fr" fo:country="FR" fo:font-weight="normal" officeooo:rsid="002daa76" officeooo:paragraph-rsid="002daa76"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Courier New" fo:font-size="12pt" fo:language="fr" fo:country="FR" fo:font-weight="normal" officeooo:rsid="002e01d7" officeooo:paragraph-rsid="002daa76"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Courier New" fo:font-size="12pt" fo:language="fr" fo:country="FR" fo:font-weight="normal" officeooo:rsid="00313892" officeooo:paragraph-rsid="00313892"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Courier New" fo:font-size="12pt" fo:language="fr" fo:country="FR" fo:font-weight="normal" officeooo:rsid="00313892" officeooo:paragraph-rsid="00329fb9"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font-name="Courier New" fo:font-size="12pt" fo:language="fr" fo:country="FR" fo:font-weight="normal" officeooo:rsid="002f7819" officeooo:paragraph-rsid="002a33c0"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style:font-name="Courier New" fo:font-size="12pt" fo:language="fr" fo:country="FR" fo:font-weight="normal" officeooo:rsid="0030248c" officeooo:paragraph-rsid="0030248c"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font-name="Courier New" fo:font-size="12pt" fo:language="fr" fo:country="FR" fo:font-weight="normal" officeooo:rsid="0030248c" officeooo:paragraph-rsid="002daa76"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font-name="Courier New" fo:font-size="12pt" fo:language="fr" fo:country="FR" fo:font-style="normal" fo:font-weight="normal" officeooo:rsid="00427565" officeooo:paragraph-rsid="00427565"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justify" style:justify-single-word="false"/>
      <style:text-properties style:font-name="Courier New" fo:font-size="12pt" fo:language="fr" fo:country="FR" fo:font-style="normal" fo:font-weight="normal" officeooo:rsid="00447291" officeooo:paragraph-rsid="00447291"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style:font-name="Courier New" fo:font-size="12pt" fo:language="fr" fo:country="FR" fo:font-style="normal" fo:font-weight="normal" officeooo:rsid="00329fb9" officeooo:paragraph-rsid="00329fb9"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justify" style:justify-single-word="false"/>
      <style:text-properties style:font-name="Courier New" fo:font-size="12pt" fo:language="fr" fo:country="FR" fo:font-style="normal" fo:font-weight="normal" officeooo:rsid="0033a74b" officeooo:paragraph-rsid="00329fb9"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justify" style:justify-single-word="false"/>
      <style:text-properties style:font-name="Courier New" fo:font-size="12pt" fo:language="fr" fo:country="FR" fo:font-style="normal" fo:font-weight="normal" officeooo:rsid="00355faf" officeooo:paragraph-rsid="00355faf"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style:font-name="Courier New" fo:font-size="12pt" fo:language="fr" fo:country="FR" fo:font-style="normal" fo:font-weight="normal" officeooo:rsid="003baaf2" officeooo:paragraph-rsid="00394d77"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style:font-name="Courier New" fo:font-size="12pt" fo:language="fr" fo:country="FR" fo:font-style="normal" fo:font-weight="normal" officeooo:rsid="003d131a" officeooo:paragraph-rsid="003d131a"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style:font-name="Courier New" fo:font-size="12pt" fo:language="fr" fo:country="FR" fo:font-style="normal" fo:font-weight="normal" officeooo:rsid="003fda0a" officeooo:paragraph-rsid="003d131a"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style:font-name="Courier New" fo:font-size="12pt" fo:language="fr" fo:country="FR" fo:font-style="normal" fo:font-weight="normal" officeooo:rsid="003fda0a" officeooo:paragraph-rsid="003fda0a"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style:font-name="Courier New" fo:font-size="12pt" fo:language="fr" fo:country="FR" fo:font-style="normal" fo:font-weight="normal" officeooo:rsid="00403a3b" officeooo:paragraph-rsid="003fda0a"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style:font-name="Courier New" fo:font-size="12pt" fo:language="fr" fo:country="FR" fo:font-style="normal" fo:font-weight="normal" officeooo:rsid="00466fc4" officeooo:paragraph-rsid="00466fc4"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style:font-name="Courier New" fo:font-size="12pt" fo:language="fr" fo:country="FR" fo:font-style="normal" fo:font-weight="bold" officeooo:rsid="00329fb9" officeooo:paragraph-rsid="00329fb9" style:font-size-asian="10.5pt" style:font-style-asian="normal" style:font-weight-asian="bold" style:font-size-complex="12pt" style:font-style-complex="normal" style:font-weight-complex="bold"/>
    </style:style>
    <style:style style:name="P41" style:family="paragraph" style:parent-style-name="Standard">
      <style:paragraph-properties fo:text-align="justify" style:justify-single-word="false"/>
      <style:text-properties style:font-name="Courier New" fo:font-size="12pt" fo:language="fr" fo:country="FR" fo:font-style="normal" fo:font-weight="bold" officeooo:rsid="0037a70e" officeooo:paragraph-rsid="0037a70e" style:font-size-asian="10.5pt" style:font-style-asian="normal" style:font-weight-asian="bold" style:font-size-complex="12pt" style:font-style-complex="normal" style:font-weight-complex="bold"/>
    </style:style>
    <style:style style:name="P42" style:family="paragraph" style:parent-style-name="Standard">
      <style:paragraph-properties fo:text-align="justify" style:justify-single-word="false"/>
      <style:text-properties style:font-name="Courier New" fo:font-size="12pt" fo:language="fr" fo:country="FR" fo:font-style="normal" fo:font-weight="bold" officeooo:rsid="00394d77" officeooo:paragraph-rsid="00394d77" style:font-size-asian="10.5pt" style:font-style-asian="normal" style:font-weight-asian="bold" style:font-size-complex="12pt" style:font-style-complex="normal" style:font-weight-complex="bold"/>
    </style:style>
    <style:style style:name="P43" style:family="paragraph" style:parent-style-name="Standard">
      <style:paragraph-properties fo:text-align="justify" style:justify-single-word="false"/>
      <style:text-properties style:font-name="Courier New" fo:font-size="12pt" fo:language="fr" fo:country="FR" fo:font-style="normal" fo:font-weight="bold" officeooo:rsid="003d131a" officeooo:paragraph-rsid="003d131a" style:font-size-asian="10.5pt" style:font-style-asian="normal" style:font-weight-asian="bold" style:font-size-complex="12pt" style:font-style-complex="normal" style:font-weight-complex="bold"/>
    </style:style>
    <style:style style:name="P44" style:family="paragraph" style:parent-style-name="Standard">
      <style:paragraph-properties fo:text-align="justify" style:justify-single-word="false"/>
      <style:text-properties style:font-name="Courier New" fo:font-size="12pt" fo:language="fr" fo:country="FR" fo:font-style="normal" fo:font-weight="bold" officeooo:rsid="003fda0a" officeooo:paragraph-rsid="003fda0a" style:font-size-asian="10.5pt" style:font-style-asian="normal" style:font-weight-asian="bold" style:font-size-complex="12pt" style:font-style-complex="normal" style:font-weight-complex="bold"/>
    </style:style>
    <style:style style:name="P45" style:family="paragraph" style:parent-style-name="Standard">
      <style:paragraph-properties fo:text-align="justify" style:justify-single-word="false"/>
      <style:text-properties style:font-name="Courier New" fo:font-size="12pt" fo:language="fr" fo:country="FR" fo:font-style="italic" fo:font-weight="normal" officeooo:rsid="00466fc4" officeooo:paragraph-rsid="00466fc4" style:font-size-asian="10.5pt" style:font-style-asian="italic" style:font-weight-asian="normal" style:font-size-complex="12pt" style:font-style-complex="italic" style:font-weight-complex="normal"/>
    </style:style>
    <style:style style:name="P46" style:family="paragraph" style:parent-style-name="Standard">
      <style:paragraph-properties fo:text-align="justify" style:justify-single-word="false"/>
      <style:text-properties style:font-name="Courier New" fo:font-size="12pt" fo:font-weight="bold" officeooo:rsid="003d131a" officeooo:paragraph-rsid="003d131a" style:font-size-asian="10.5pt" style:font-weight-asian="bold" style:font-size-complex="12pt" style:font-weight-complex="bold"/>
    </style:style>
    <style:style style:name="P47" style:family="paragraph" style:parent-style-name="Standard">
      <style:paragraph-properties fo:text-align="justify" style:justify-single-word="false"/>
      <style:text-properties style:font-name="Courier New" fo:font-size="12pt" fo:font-weight="bold" officeooo:rsid="003fda0a" officeooo:paragraph-rsid="003fda0a" style:font-size-asian="10.5pt" style:font-weight-asian="bold" style:font-size-complex="12pt" style:font-weight-complex="bold"/>
    </style:style>
    <style:style style:name="P48" style:family="paragraph" style:parent-style-name="Standard">
      <style:paragraph-properties fo:text-align="justify" style:justify-single-word="false"/>
      <style:text-properties style:font-name="Courier New" fo:font-size="12pt" fo:font-weight="normal" officeooo:rsid="00394d77" officeooo:paragraph-rsid="00394d77"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style:font-name="Courier New" officeooo:paragraph-rsid="0025f0e7"/>
    </style:style>
    <style:style style:name="P50" style:family="paragraph" style:parent-style-name="Standard">
      <style:paragraph-properties fo:text-align="justify" style:justify-single-word="false"/>
      <style:text-properties style:font-name="Courier New" officeooo:paragraph-rsid="002a33c0"/>
    </style:style>
    <style:style style:name="P51" style:family="paragraph" style:parent-style-name="Standard">
      <style:paragraph-properties fo:text-align="justify" style:justify-single-word="false"/>
      <style:text-properties style:font-name="Courier New" officeooo:paragraph-rsid="00329fb9"/>
    </style:style>
    <style:style style:name="P52" style:family="paragraph" style:parent-style-name="Standard">
      <style:paragraph-properties fo:text-align="justify" style:justify-single-word="false"/>
      <style:text-properties style:font-name="Courier New" officeooo:rsid="002f7819" officeooo:paragraph-rsid="002f7819"/>
    </style:style>
    <style:style style:name="P53" style:family="paragraph" style:parent-style-name="Standard">
      <style:paragraph-properties fo:text-align="justify" style:justify-single-word="false"/>
      <style:text-properties style:font-name="Courier New" officeooo:rsid="00403a3b" officeooo:paragraph-rsid="00403a3b"/>
    </style:style>
    <style:style style:name="P54" style:family="paragraph" style:parent-style-name="Standard">
      <style:paragraph-properties fo:text-align="justify" style:justify-single-word="false"/>
      <style:text-properties style:font-name="Courier New" officeooo:rsid="00427565" officeooo:paragraph-rsid="00427565"/>
    </style:style>
    <style:style style:name="P55" style:family="paragraph" style:parent-style-name="Standard">
      <style:paragraph-properties fo:text-align="justify" style:justify-single-word="false"/>
      <style:text-properties style:font-name="Courier New" officeooo:rsid="00447291" officeooo:paragraph-rsid="00447291"/>
    </style:style>
    <style:style style:name="P56" style:family="paragraph" style:parent-style-name="Standard">
      <style:paragraph-properties fo:text-align="justify" style:justify-single-word="false" fo:break-before="page"/>
      <style:text-properties style:font-name="Courier New" fo:font-size="16pt" fo:language="fr" fo:country="FR" fo:font-weight="bold" officeooo:rsid="000ef009" officeooo:paragraph-rsid="002a33c0" style:font-size-asian="16pt" style:font-weight-asian="bold" style:font-size-complex="16pt" style:font-weight-complex="bold"/>
    </style:style>
    <style:style style:name="P57" style:family="paragraph" style:parent-style-name="Standard">
      <style:paragraph-properties fo:text-align="justify" style:justify-single-word="false" fo:break-before="page"/>
      <style:text-properties style:font-name="Courier New" officeooo:rsid="00355faf" officeooo:paragraph-rsid="00355faf"/>
    </style:style>
    <style:style style:name="P58" style:family="paragraph" style:parent-style-name="Standard">
      <style:paragraph-properties fo:text-align="justify" style:justify-single-word="false" fo:break-before="page"/>
      <style:text-properties style:font-name="Courier New" fo:font-size="18pt" fo:language="fr" fo:country="FR" fo:font-style="normal" fo:font-weight="bold" officeooo:rsid="00394d77" officeooo:paragraph-rsid="00394d77" style:font-size-asian="15.75pt" style:font-style-asian="normal" style:font-weight-asian="bold" style:font-size-complex="18pt" style:font-style-complex="normal" style:font-weight-complex="bold"/>
    </style:style>
    <style:style style:name="P59" style:family="paragraph" style:parent-style-name="Standard">
      <style:paragraph-properties fo:text-align="justify" style:justify-single-word="false" fo:break-before="page"/>
      <style:text-properties style:font-name="Courier New" fo:font-size="12pt" fo:language="fr" fo:country="FR" fo:font-style="normal" fo:font-weight="normal" officeooo:rsid="00466fc4" officeooo:paragraph-rsid="00466fc4" style:font-size-asian="10.5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justify" style:justify-single-word="false"/>
      <style:text-properties style:font-name="Courier New" fo:font-size="12pt" fo:language="fr" fo:country="FR" fo:font-style="normal" fo:font-weight="normal" officeooo:rsid="00447291" officeooo:paragraph-rsid="00447291" style:font-size-asian="10.5pt" style:font-style-asian="normal" style:font-weight-asian="normal" style:font-size-complex="12pt" style:font-style-complex="normal" style:font-weight-complex="normal"/>
    </style:style>
    <style:style style:name="P61" style:family="paragraph" style:parent-style-name="Standard" style:list-style-name="L2">
      <style:paragraph-properties fo:text-align="justify" style:justify-single-word="false"/>
      <style:text-properties style:font-name="Courier New" fo:font-size="12pt" fo:language="fr" fo:country="FR" fo:font-style="normal" fo:font-weight="normal" officeooo:rsid="00447291" officeooo:paragraph-rsid="00447291" style:font-size-asian="10.5pt" style:font-style-asian="normal" style:font-weight-asian="normal" style:font-size-complex="12pt" style:font-style-complex="normal" style:font-weight-complex="normal"/>
    </style:style>
    <style:style style:name="P62"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Courier New" fo:font-size="12pt" fo:font-style="normal" fo:text-shadow="none" style:text-underline-style="none" fo:font-weight="normal" style:letter-kerning="true" fo:background-color="transparent"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63" style:family="paragraph">
      <loext:graphic-properties draw:fill="solid" draw:fill-color="#ffff00" draw:opacity="100%"/>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Courier New" fo:font-size="12pt" fo:font-style="normal" fo:text-shadow="none" style:text-underline-style="none" fo:font-weight="normal" style:letter-kerning="true" fo:background-color="transparent"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6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Courier New" fo:font-size="12pt" fo:font-style="normal" fo:text-shadow="none" style:text-underline-style="none" fo:font-weight="normal" style:letter-kerning="true" fo:background-color="transparent"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65" style:family="paragraph">
      <loext:graphic-properties draw:fill="solid" draw:fill-color="#ff0000" draw:opacity="100%"/>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Courier New" fo:font-size="12pt" fo:font-style="normal" fo:text-shadow="none" style:text-underline-style="none" fo:font-weight="normal" style:letter-kerning="true" fo:background-color="transparent"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6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67" style:family="paragraph">
      <style:paragraph-properties fo:margin-left="0cm" fo:margin-right="0cm" fo:margin-top="0cm" fo:margin-bottom="0cm" fo:line-height="100%" fo:text-indent="0cm" style:writing-mode="lr-tb"/>
    </style:style>
    <style:style style:name="P68"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Courier New" fo:font-size="12pt" fo:font-style="normal" fo:text-shadow="none" style:text-underline-style="none" fo:font-weight="normal" style:letter-kerning="true" fo:background-color="transparent"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69"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Courier New" fo:font-size="11pt" fo:font-style="normal" fo:text-shadow="none" style:text-underline-style="none" fo:font-weight="bold"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70"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Courier New" fo:font-size="11pt" fo:font-style="normal" fo:text-shadow="none" style:text-underline-style="none" fo:font-weight="bold"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71"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Courier New" fo:font-size="11pt" fo:font-style="normal" fo:text-shadow="none" style:text-underline-style="none" fo:font-weight="bold"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7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Courier New" fo:font-size="11pt" fo:font-style="normal" fo:text-shadow="none" style:text-underline-style="none" fo:font-weight="bold"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73" style:family="paragraph">
      <style:paragraph-properties fo:margin-left="0cm" fo:margin-right="0cm" fo:margin-top="0cm" fo:margin-bottom="0cm" fo:line-height="100%" fo:text-align="center" fo:text-indent="0cm"/>
    </style:style>
    <style:style style:name="P74"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Courier New" fo:font-size="11pt" fo:font-style="normal" fo:text-shadow="none" style:text-underline-style="none" fo:font-weight="bold"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7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Courier New" fo:font-size="11pt" fo:font-style="normal" fo:text-shadow="none" style:text-underline-style="none" fo:font-weight="bold"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76"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Courier New" fo:font-size="11pt" fo:font-style="normal" fo:text-shadow="none" style:text-underline-style="none" fo:font-weight="bold" style:letter-kerning="true" style:font-name-asian="Microsoft YaHei" style:font-size-asian="12pt" style:font-style-asian="normal" style:font-weight-asian="bold" style:font-name-complex="Mangal1" style:font-size-complex="12pt" style:font-style-complex="normal" style:font-weight-complex="bold" style:text-emphasize="none" style:font-relief="none" style:text-overline-style="none" style:text-overline-color="font-color"/>
    </style:style>
    <style:style style:name="P77"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Courier New" fo:font-size="11pt" fo:font-style="normal" fo:text-shadow="none" style:text-underline-style="none" fo:font-weight="bold" style:letter-kerning="true" style:font-name-asian="Microsoft YaHei" style:font-size-asian="12pt" style:font-style-asian="normal" style:font-weight-asian="bold" style:font-name-complex="Mangal1" style:font-size-complex="12pt" style:font-style-complex="normal" style:font-weight-complex="bold" style:text-emphasize="none" style:font-relief="none" style:text-overline-style="none" style:text-overline-color="font-color"/>
    </style:style>
    <style:style style:name="P78"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Courier New" fo:font-size="11pt" fo:font-style="normal" fo:text-shadow="none" style:text-underline-style="none" fo:font-weight="bold" style:letter-kerning="true" style:font-name-asian="Microsoft YaHei"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P7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Courier New" fo:font-size="11pt" fo:font-style="normal" fo:text-shadow="none" style:text-underline-style="none" fo:font-weight="bold" style:letter-kerning="true" style:font-name-asian="Microsoft YaHei"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P8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1pt" fo:font-style="normal" fo:text-shadow="none" style:text-underline-style="none" fo:font-weight="bold"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81" style:family="paragraph">
      <style:paragraph-properties fo:margin-left="0cm" fo:margin-right="0cm" fo:margin-top="0cm" fo:margin-bottom="0cm" fo:line-height="100%" fo:text-indent="0cm"/>
    </style:style>
    <style:style style:name="P8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Courier New" fo:font-size="11pt" fo:font-style="normal" fo:text-shadow="none" style:text-underline-style="none" fo:font-weight="bold" style:letter-kerning="true" style:font-name-asian="Microsoft YaHei" style:font-size-asian="12pt" style:font-style-asian="normal" style:font-weight-asian="bold" style:font-name-complex="Mangal1" style:font-size-complex="12pt" style:font-style-complex="normal" style:font-weight-complex="bold" style:text-emphasize="none" style:font-relief="none" style:text-overline-style="none" style:text-overline-color="font-color"/>
    </style:style>
    <style:style style:name="P83" style:family="paragraph">
      <loext:graphic-properties draw:fill="solid" draw:fill-color="#ffff00"/>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Courier New" fo:font-size="12pt" fo:font-style="normal" fo:text-shadow="none" style:text-underline-style="none" fo:font-weight="normal" style:letter-kerning="true" fo:background-color="transparent"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84"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bold"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85" style:family="paragraph">
      <loext:graphic-properties draw:fill="solid" draw:fill-color="#ffffff" draw:opacity="100%"/>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bold"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86" style:family="paragraph">
      <loext:graphic-properties draw:fill="solid" draw:fill-color="#ffffff" draw:opacity="1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bold"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87" style:family="paragraph">
      <loext:graphic-properties draw:fill="none" draw:fill-color="#729fcf" draw:opacity="1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bold"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88" style:family="paragraph">
      <loext:graphic-properties draw:fill="none" draw:fill-color="#ffffff" draw:opacity="100%"/>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bold"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89" style:family="paragraph">
      <loext:graphic-properties draw:fill="none" draw:fill-color="#729fc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90"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fo:background-color="transparent"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91" style:family="paragraph">
      <loext:graphic-properties draw:fill="solid" draw:fill-color="#ffff00" draw:opacity="100%"/>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fo:background-color="transparent"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92"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Courier New" fo:font-size="12pt" fo:font-style="normal" fo:text-shadow="none" style:text-underline-style="none" fo:font-weight="bold"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93" style:family="paragraph">
      <loext:graphic-properties draw:fill="solid" draw:fill-color="#ffffff" draw:opacity="100%"/>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Courier New" fo:font-size="12pt" fo:font-style="normal" fo:text-shadow="none" style:text-underline-style="none" fo:font-weight="bold"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94"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Courier New" fo:font-size="12pt" fo:font-style="normal" fo:text-shadow="none" style:text-underline-style="none" fo:font-weight="bold"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9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Courier New" fo:font-size="12pt" fo:font-style="normal" fo:text-shadow="none" style:text-underline-style="none" fo:font-weight="bold"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96"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Courier New" fo:font-size="12pt" fo:font-style="normal" fo:text-shadow="none" style:text-underline-style="none" fo:font-weight="bold"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97"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Courier New" fo:font-size="12pt" fo:font-style="normal" fo:text-shadow="none" style:text-underline-style="none" fo:font-weight="bold"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9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style:font-name="Courier New" fo:font-size="10pt" fo:language="fr" fo:country="FR" fo:font-weight="normal" officeooo:rsid="0025f0e7" style:font-size-asian="10pt" style:font-weight-asian="normal" style:font-size-complex="10pt" style:font-weight-complex="normal"/>
    </style:style>
    <style:style style:name="T2" style:family="text">
      <style:text-properties style:font-name="Courier New" fo:font-size="10pt" fo:language="fr" fo:country="FR" officeooo:rsid="0025f0e7" style:font-size-asian="10pt" style:font-size-complex="10pt"/>
    </style:style>
    <style:style style:name="T3" style:family="text">
      <style:text-properties style:font-name="Courier New" fo:font-size="12pt" fo:language="fr" fo:country="FR" fo:font-style="normal" fo:font-weight="normal" officeooo:rsid="00427565" style:font-size-asian="10.5pt" style:font-style-asian="normal" style:font-weight-asian="normal" style:font-size-complex="12pt" style:font-style-complex="normal" style:font-weight-complex="normal"/>
    </style:style>
    <style:style style:name="T4" style:family="text">
      <style:text-properties style:font-name="Courier New" fo:font-size="12pt" fo:language="fr" fo:country="FR" fo:font-style="normal" fo:font-weight="normal" officeooo:rsid="00447291" style:font-size-asian="10.5pt" style:font-style-asian="normal" style:font-weight-asian="normal" style:font-size-complex="12pt" style:font-style-complex="normal" style:font-weight-complex="normal"/>
    </style:style>
    <style:style style:name="T5" style:family="text">
      <style:text-properties style:font-name="Courier New" fo:font-size="12pt" fo:language="fr" fo:country="FR" fo:font-style="normal" fo:font-weight="normal" officeooo:rsid="004a0b53" style:font-size-asian="10.5pt" style:font-style-asian="normal" style:font-weight-asian="normal" style:font-size-complex="12pt" style:font-style-complex="normal" style:font-weight-complex="normal"/>
    </style:style>
    <style:style style:name="T6" style:family="text">
      <style:text-properties officeooo:rsid="001475ba"/>
    </style:style>
    <style:style style:name="T7" style:family="text">
      <style:text-properties officeooo:rsid="002a33c0"/>
    </style:style>
    <style:style style:name="T8" style:family="text">
      <style:text-properties fo:font-weight="bold" style:font-weight-asian="bold" style:font-weight-complex="bold"/>
    </style:style>
    <style:style style:name="T9" style:family="text">
      <style:text-properties fo:font-weight="bold" officeooo:rsid="00313892" style:font-weight-asian="bold" style:font-weight-complex="bold"/>
    </style:style>
    <style:style style:name="T10" style:family="text">
      <style:text-properties officeooo:rsid="0030248c"/>
    </style:style>
    <style:style style:name="T11" style:family="text">
      <style:text-properties fo:font-weight="normal" officeooo:rsid="0030248c" style:font-weight-asian="normal" style:font-weight-complex="normal"/>
    </style:style>
    <style:style style:name="T12" style:family="text">
      <style:text-properties officeooo:rsid="00311553"/>
    </style:style>
    <style:style style:name="T13" style:family="text">
      <style:text-properties officeooo:rsid="00313892"/>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style:font-style-asian="normal" style:font-style-complex="normal"/>
    </style:style>
    <style:style style:name="T16" style:family="text">
      <style:text-properties fo:font-style="normal" officeooo:rsid="00329fb9"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officeooo:rsid="00329fb9" style:font-style-asian="normal" style:font-weight-asian="bold" style:font-style-complex="normal" style:font-weight-complex="bold"/>
    </style:style>
    <style:style style:name="T19" style:family="text">
      <style:text-properties fo:font-size="12pt" fo:language="fr" fo:country="FR" fo:font-weight="normal" officeooo:rsid="0021fbb8" style:font-size-asian="12pt" style:font-weight-asian="normal" style:font-size-complex="12pt" style:font-weight-complex="normal"/>
    </style:style>
    <style:style style:name="T20" style:family="text">
      <style:text-properties fo:font-size="12pt" fo:language="fr" fo:country="FR" fo:font-weight="normal" officeooo:rsid="00240c2d" style:font-size-asian="12pt" style:font-weight-asian="normal" style:font-size-complex="12pt" style:font-weight-complex="normal"/>
    </style:style>
    <style:style style:name="T21" style:family="text">
      <style:text-properties fo:font-size="12pt" fo:language="fr" fo:country="FR" fo:font-weight="normal" officeooo:rsid="0025f0e7" style:font-size-asian="12pt" style:font-weight-asian="normal" style:font-size-complex="12pt" style:font-weight-complex="normal"/>
    </style:style>
    <style:style style:name="T22" style:family="text">
      <style:text-properties fo:font-size="12pt" fo:language="fr" fo:country="FR" fo:font-weight="normal" officeooo:rsid="0026818a" style:font-size-asian="12pt" style:font-weight-asian="normal" style:font-size-complex="12pt" style:font-weight-complex="normal"/>
    </style:style>
    <style:style style:name="T23" style:family="text">
      <style:text-properties fo:font-size="12pt" fo:language="fr" fo:country="FR" fo:font-weight="normal" officeooo:rsid="00287bcf" style:font-size-asian="12pt" style:font-weight-asian="normal" style:font-size-complex="12pt" style:font-weight-complex="normal"/>
    </style:style>
    <style:style style:name="T24" style:family="text">
      <style:text-properties fo:font-size="12pt" fo:language="fr" fo:country="FR" fo:font-weight="normal" style:font-size-asian="10.5pt" style:font-weight-asian="normal" style:font-size-complex="12pt" style:font-weight-complex="normal"/>
    </style:style>
    <style:style style:name="T25" style:family="text">
      <style:text-properties fo:font-size="12pt" fo:language="fr" fo:country="FR" fo:font-weight="normal" officeooo:rsid="0021fbb8" style:font-size-asian="10.5pt" style:font-weight-asian="normal" style:font-size-complex="12pt" style:font-weight-complex="normal"/>
    </style:style>
    <style:style style:name="T26" style:family="text">
      <style:text-properties fo:font-size="12pt" fo:language="fr" fo:country="FR" fo:font-weight="normal" officeooo:rsid="002ad3ef" style:font-size-asian="10.5pt" style:font-weight-asian="normal" style:font-size-complex="12pt" style:font-weight-complex="normal"/>
    </style:style>
    <style:style style:name="T27" style:family="text">
      <style:text-properties fo:font-size="12pt" fo:language="fr" fo:country="FR" fo:font-weight="normal" officeooo:rsid="002f7819" style:font-size-asian="10.5pt" style:font-weight-asian="normal" style:font-size-complex="12pt" style:font-weight-complex="normal"/>
    </style:style>
    <style:style style:name="T28" style:family="text">
      <style:text-properties fo:font-size="12pt" fo:language="fr" fo:country="FR" fo:font-weight="bold" officeooo:rsid="002ad3ef" style:font-size-asian="10.5pt" style:font-weight-asian="bold" style:font-size-complex="12pt" style:font-weight-complex="bold"/>
    </style:style>
    <style:style style:name="T29" style:family="text">
      <style:text-properties fo:font-size="12pt" fo:language="fr" fo:country="FR" fo:font-style="normal" fo:font-weight="normal" style:font-size-asian="10.5pt" style:font-style-asian="normal" style:font-weight-asian="normal" style:font-size-complex="12pt" style:font-style-complex="normal" style:font-weight-complex="normal"/>
    </style:style>
    <style:style style:name="T30" style:family="text">
      <style:text-properties fo:font-size="12pt" fo:language="fr" fo:country="FR" fo:font-style="normal" fo:font-weight="normal" officeooo:rsid="00329fb9" style:font-size-asian="10.5pt" style:font-style-asian="normal" style:font-weight-asian="normal" style:font-size-complex="12pt" style:font-style-complex="normal" style:font-weight-complex="normal"/>
    </style:style>
    <style:style style:name="T31" style:family="text">
      <style:text-properties fo:font-size="12pt" fo:language="fr" fo:country="FR" fo:font-style="normal" fo:font-weight="normal" officeooo:rsid="0033a74b" style:font-size-asian="10.5pt" style:font-style-asian="normal" style:font-weight-asian="normal" style:font-size-complex="12pt" style:font-style-complex="normal" style:font-weight-complex="normal"/>
    </style:style>
    <style:style style:name="T32" style:family="text">
      <style:text-properties fo:font-size="12pt" fo:language="fr" fo:country="FR" fo:font-style="normal" fo:font-weight="normal" officeooo:rsid="0040797d" style:font-size-asian="10.5pt" style:font-style-asian="normal" style:font-weight-asian="normal" style:font-size-complex="12pt" style:font-style-complex="normal" style:font-weight-complex="normal"/>
    </style:style>
    <style:style style:name="T33" style:family="text">
      <style:text-properties fo:font-size="12pt" fo:language="fr" fo:country="FR" fo:font-style="normal" fo:font-weight="normal" officeooo:rsid="00447291" style:font-size-asian="10.5pt" style:font-style-asian="normal" style:font-weight-asian="normal" style:font-size-complex="12pt" style:font-style-complex="normal" style:font-weight-complex="normal"/>
    </style:style>
    <style:style style:name="T34" style:family="text">
      <style:text-properties fo:font-size="12pt" fo:language="fr" fo:country="FR" fo:font-style="normal" fo:font-weight="normal" officeooo:rsid="0044e2d7" style:font-size-asian="10.5pt" style:font-style-asian="normal" style:font-weight-asian="normal" style:font-size-complex="12pt" style:font-style-complex="normal" style:font-weight-complex="normal"/>
    </style:style>
    <style:style style:name="T35" style:family="text">
      <style:text-properties fo:font-size="12pt" fo:language="fr" fo:country="FR" fo:font-style="normal" fo:font-weight="normal" officeooo:rsid="004b50dc" style:font-size-asian="10.5pt" style:font-style-asian="normal" style:font-weight-asian="normal" style:font-size-complex="12pt" style:font-style-complex="normal" style:font-weight-complex="normal"/>
    </style:style>
    <style:style style:name="T36" style:family="text">
      <style:text-properties fo:language="fr" fo:country="FR" fo:font-style="normal" style:font-style-asian="normal" style:font-style-complex="normal"/>
    </style:style>
    <style:style style:name="T37" style:family="text">
      <style:text-properties fo:language="fr" fo:country="FR" fo:font-style="normal" officeooo:rsid="003baaf2" style:font-style-asian="normal" style:font-style-complex="normal"/>
    </style:style>
    <style:style style:name="T38" style:family="text">
      <style:text-properties fo:language="fr" fo:country="FR" fo:font-style="normal" fo:font-weight="normal" style:font-style-asian="normal" style:font-weight-asian="normal" style:font-style-complex="normal" style:font-weight-complex="normal"/>
    </style:style>
    <style:style style:name="T39" style:family="text">
      <style:text-properties fo:language="fr" fo:country="FR" fo:font-style="normal" fo:font-weight="normal" officeooo:rsid="003fda0a" style:font-style-asian="normal" style:font-weight-asian="normal" style:font-style-complex="normal" style:font-weight-complex="normal"/>
    </style:style>
    <style:style style:name="T40" style:family="text">
      <style:text-properties fo:language="fr" fo:country="FR" fo:font-style="normal" fo:font-weight="normal" officeooo:rsid="00403a3b" style:font-style-asian="normal" style:font-weight-asian="normal" style:font-style-complex="normal" style:font-weight-complex="normal"/>
    </style:style>
    <style:style style:name="T41" style:family="text">
      <style:text-properties officeooo:rsid="00486a47"/>
    </style:style>
    <style:style style:name="T42" style:family="text">
      <style:text-properties officeooo:rsid="004b50dc"/>
    </style:style>
    <style:style style:name="T43" style:family="text">
      <style:text-properties fo:font-variant="normal" fo:text-transform="none" style:use-window-font-color="true" style:text-outline="false" style:text-line-through-style="none" style:text-line-through-type="none" style:font-name="Courier New" fo:font-size="12pt" fo:font-style="normal" fo:text-shadow="none" style:text-underline-style="none" fo:font-weight="normal" style:letter-kerning="true" fo:background-color="transparent"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44" style:family="text">
      <style:text-properties fo:font-variant="normal" fo:text-transform="none" style:use-window-font-color="true" style:text-outline="false" style:text-line-through-style="none" style:text-line-through-type="none" style:font-name="Courier New" fo:font-size="11pt" fo:font-style="normal" fo:text-shadow="none" style:text-underline-style="none" fo:font-weight="bold"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font-name="Courier New" fo:font-size="11pt" fo:font-style="normal" fo:text-shadow="none" style:text-underline-style="none" fo:font-weight="bold" style:letter-kerning="true" style:font-name-asian="Microsoft YaHei" style:font-size-asian="12pt" style:font-style-asian="normal" style:font-weight-asian="bold" style:font-name-complex="Mangal1" style:font-size-complex="12pt" style:font-style-complex="normal" style:font-weight-complex="bold" style:text-emphasize="none" style:font-relief="none" style:text-overline-style="none" style:text-overline-color="font-color"/>
    </style:style>
    <style:style style:name="T46" style:family="text">
      <style:text-properties fo:font-variant="normal" fo:text-transform="none" style:use-window-font-color="true" style:text-outline="false" style:text-line-through-style="none" style:text-line-through-type="none" style:font-name="Courier New" fo:font-size="11pt" fo:font-style="normal" fo:text-shadow="none" style:text-underline-style="none" fo:font-weight="bold" style:letter-kerning="true" style:font-name-asian="Microsoft YaHei"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T47"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bold"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48" style:family="text">
      <style:text-properties fo:font-variant="normal" fo:text-transform="none" style:use-window-font-color="true" style:text-outline="false" style:text-line-through-style="none" style:text-line-through-type="none" style:font-name="Courier New" fo:font-size="12pt" fo:font-style="normal" fo:text-shadow="none" style:text-underline-style="none" fo:font-weight="bold"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49" style:family="text">
      <style:text-properties fo:font-variant="normal" fo:text-transform="none" style:use-window-font-color="true" style:text-outline="false" style:text-line-through-style="none" style:text-line-through-type="none" style:font-name="Courier New" fo:font-size="12pt" fo:font-style="normal" fo:text-shadow="none" style:text-underline-style="none" fo:font-weight="bold"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solid" draw:fill-color="#ffff00" draw:opacity="100%" draw:textarea-horizontal-align="justify" draw:textarea-vertical-align="middle" draw:auto-grow-height="false" fo:min-height="1.009cm" fo:min-width="0.758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 draw:marker-end-width="0.199cm" draw:marker-end-center="false" draw:fill="solid" draw:fill-color="#ff0000" draw:opacity="100%" draw:textarea-horizontal-align="justify" draw:textarea-vertical-align="middle" draw:auto-grow-height="false" fo:min-height="1.009cm" fo:min-width="0.758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04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6" style:family="graphic">
      <style:graphic-properties draw:stroke="solid" svg:stroke-width="0cm" svg:stroke-color="#000000" draw:marker-start="Arrow"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215cm" fo:min-width="0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062cm" fo:min-width="2.782cm" fo:padding-top="0.125cm" fo:padding-bottom="0.125cm" fo:padding-left="0.25cm" fo:padding-right="0.25cm" draw:shadow="hidden" draw:shadow-offset-x="0.199cm" draw:shadow-offset-y="0.199cm" draw:shadow-color="#808080" style:run-through="foreground"/>
      <style:paragraph-properties style:writing-mode="lr-tb"/>
    </style:style>
    <style:style style:name="gr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72cm" fo:min-width="4.75cm" fo:padding-top="0.125cm" fo:padding-bottom="0.125cm" fo:padding-left="0.25cm" fo:padding-right="0.25cm" draw:shadow="hidden" draw:shadow-offset-x="0.199cm" draw:shadow-offset-y="0.199cm" draw:shadow-color="#808080" style:run-through="foreground"/>
      <style:paragraph-properties style:writing-mode="lr-tb"/>
    </style:style>
    <style:style style:name="gr10"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paragraph-properties style:writing-mode="lr-tb"/>
    </style:style>
    <style:style style:name="gr11"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718cm" fo:min-width="4.071cm" fo:padding-top="0.125cm" fo:padding-bottom="0.125cm" fo:padding-left="0.25cm" fo:padding-right="0.25cm" draw:shadow="hidden" draw:shadow-offset-x="0.199cm" draw:shadow-offset-y="0.199cm" draw:shadow-color="#808080" style:run-through="foreground"/>
      <style:paragraph-properties style:writing-mode="lr-tb"/>
    </style:style>
    <style:style style:name="gr1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718cm" fo:min-width="5.214cm" fo:padding-top="0.125cm" fo:padding-bottom="0.125cm" fo:padding-left="0.25cm" fo:padding-right="0.25cm" draw:shadow="hidden" draw:shadow-offset-x="0.199cm" draw:shadow-offset-y="0.199cm" draw:shadow-color="#808080" style:run-through="foreground"/>
      <style:paragraph-properties style:writing-mode="lr-tb"/>
    </style:style>
    <style:style style:name="gr1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215cm" fo:min-width="0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06cm" fo:min-width="0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064cm" fo:min-width="3.672cm" fo:padding-top="0.125cm" fo:padding-bottom="0.125cm" fo:padding-left="0.25cm" fo:padding-right="0.25cm" draw:shadow="hidden" draw:shadow-offset-x="0.199cm" draw:shadow-offset-y="0.199cm" draw:shadow-color="#808080" style:run-through="foreground"/>
      <style:paragraph-properties style:writing-mode="lr-tb"/>
    </style:style>
    <style:style style:name="gr16"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718cm" fo:min-width="4.531cm" fo:padding-top="0.125cm" fo:padding-bottom="0.125cm" fo:padding-left="0.25cm" fo:padding-right="0.25cm" draw:shadow="hidden" draw:shadow-offset-x="0.199cm" draw:shadow-offset-y="0.199cm" draw:shadow-color="#808080" style:run-through="foreground"/>
      <style:paragraph-properties style:writing-mode="lr-tb"/>
    </style:style>
    <style:style style:name="gr17"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1.72cm" fo:min-width="4.452cm" fo:padding-top="0.125cm" fo:padding-bottom="0.125cm" fo:padding-left="0.25cm" fo:padding-right="0.25cm" draw:shadow="hidden" draw:shadow-offset-x="0.199cm" draw:shadow-offset-y="0.199cm" draw:shadow-color="#808080" style:run-through="foreground"/>
      <style:paragraph-properties style:writing-mode="lr-tb"/>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704cm" fo:padding-top="0.125cm" fo:padding-bottom="0.125cm" fo:padding-left="0.25cm" fo:padding-right="0.25cm" draw:shadow="hidden" draw:shadow-offset-x="0.199cm" draw:shadow-offset-y="0.199cm" draw:shadow-color="#808080" style:run-through="foreground"/>
      <style:paragraph-properties style:writing-mode="lr-tb"/>
    </style:style>
    <style:style style:name="gr19" style:family="graphic">
      <style:graphic-properties draw:stroke="solid" svg:stroke-width="0cm" svg:stroke-color="#000000" draw:marker-start="" draw:marker-start-width="0.199cm" draw:marker-start-center="false" draw:marker-end="" draw:marker-end-width="0.199cm" draw:marker-end-center="false" draw:fill="solid" draw:fill-color="#ffff00" draw:textarea-horizontal-align="justify" draw:textarea-vertical-align="middle" draw:auto-grow-height="false" fo:min-height="1.009cm" fo:min-width="0.758cm" fo:padding-top="0.125cm" fo:padding-bottom="0.125cm" fo:padding-left="0.25cm" fo:padding-right="0.25cm" draw:shadow="hidden" draw:shadow-offset-x="0.199cm" draw:shadow-offset-y="0.199cm" draw:shadow-color="#808080" style:run-through="foreground"/>
      <style:paragraph-properties style:writing-mode="lr-tb"/>
    </style:style>
    <style:style style:name="gr20" style:family="graphic">
      <style:graphic-properties draw:stroke="solid" svg:stroke-width="0cm" svg:stroke-color="#000000" draw:marker-start="" draw:marker-start-width="0.199cm" draw:marker-start-center="false" draw:marker-end="" draw:marker-end-width="0.199cm" draw:marker-end-center="false" draw:fill="solid" draw:fill-color="#ffff00" draw:opacity="100%" draw:textarea-horizontal-align="justify" draw:textarea-vertical-align="middle" draw:auto-grow-height="false" fo:min-height="0.915cm" fo:min-width="0.758cm" fo:padding-top="0.125cm" fo:padding-bottom="0.125cm" fo:padding-left="0.25cm" fo:padding-right="0.25cm" draw:shadow="hidden" draw:shadow-offset-x="0.199cm" draw:shadow-offset-y="0.199cm" draw:shadow-color="#808080" style:run-through="foreground"/>
      <style:paragraph-properties style:writing-mode="lr-tb"/>
    </style:style>
    <style:style style:name="gr21" style:family="graphic">
      <style:graphic-properties draw:stroke="solid" svg:stroke-width="0cm" svg:stroke-color="#000000" draw:marker-start="" draw:marker-start-width="0.199cm" draw:marker-start-center="false" draw:marker-end="" draw:marker-end-width="0.199cm" draw:marker-end-center="false" draw:fill="solid" draw:fill-color="#ffffff" draw:opacity="100%" draw:textarea-horizontal-align="justify" draw:textarea-vertical-align="middle" draw:auto-grow-height="false" fo:min-height="1.02cm" fo:min-width="1.277cm" fo:padding-top="0.125cm" fo:padding-bottom="0.125cm" fo:padding-left="0.25cm" fo:padding-right="0.25cm" draw:shadow="hidden" draw:shadow-offset-x="0.199cm" draw:shadow-offset-y="0.199cm" draw:shadow-color="#808080" style:run-through="foreground"/>
      <style:paragraph-properties style:writing-mode="lr-tb"/>
    </style:style>
    <style:style style:name="gr22" style:family="graphic">
      <style:graphic-properties draw:stroke="solid" svg:stroke-width="0cm" svg:stroke-color="#000000" draw:marker-start="" draw:marker-start-width="0.199cm" draw:marker-start-center="false" draw:marker-end="" draw:marker-end-width="0.199cm" draw:marker-end-center="false" draw:fill="solid" draw:fill-color="#ffffff" draw:opacity="100%" draw:textarea-horizontal-align="justify" draw:textarea-vertical-align="middle" draw:auto-grow-height="false" fo:min-height="1.401cm" fo:min-width="0.007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000000" draw:marker-start="" draw:marker-start-width="0.199cm" draw:marker-start-center="false" draw:marker-end="Arrow" draw:marker-end-width="0.3cm" draw:marker-end-center="false" draw:fill="none" draw:fill-color="#729fcf" draw:opacity="1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dash" draw:stroke-dash="Fine_20_Dashed" svg:stroke-width="0.035cm" svg:stroke-color="#000000" draw:marker-start="" draw:marker-start-width="0.252cm" draw:marker-start-center="false" draw:marker-end="" draw:marker-end-width="0.252cm" draw:marker-end-center="false" draw:fill="none" draw:fill-color="#729fcf" draw:opacity="100%"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opacity="100%" draw:textarea-horizontal-align="justify" fo:min-height="1.593cm" fo:padding-top="0.125cm" fo:padding-bottom="0.125cm" fo:padding-left="0.25cm" fo:padding-right="0.25cm" draw:shadow="hidden" draw:shadow-offset-x="0.199cm" draw:shadow-offset-y="0.199cm" draw:shadow-color="#808080" style:run-through="foreground"/>
      <style:paragraph-properties style:writing-mode="lr-tb"/>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opacity="100%" draw:textarea-horizontal-align="justify" fo:min-height="0.766cm" fo:padding-top="0.125cm" fo:padding-bottom="0.125cm" fo:padding-left="0.25cm" fo:padding-right="0.25cm" draw:shadow="hidden" draw:shadow-offset-x="0.199cm" draw:shadow-offset-y="0.199cm" draw:shadow-color="#808080" style:run-through="foreground"/>
      <style:paragraph-properties style:writing-mode="lr-tb"/>
    </style:style>
    <style:style style:name="gr2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593cm" fo:padding-top="0.125cm" fo:padding-bottom="0.125cm" fo:padding-left="0.25cm" fo:padding-right="0.25cm" draw:shadow="hidden" draw:shadow-offset-x="0.199cm" draw:shadow-offset-y="0.199cm" draw:shadow-color="#808080" style:run-through="foreground"/>
      <style:paragraph-properties style:writing-mode="lr-tb"/>
    </style:style>
    <style:style style:name="gr28" style:family="graphic">
      <style:graphic-properties draw:stroke="solid" svg:stroke-width="0cm" svg:stroke-color="#3465a4" draw:marker-start="" draw:marker-start-width="0.199cm" draw:marker-start-center="false" draw:marker-end="" draw:marker-end-width="0.199cm" draw:marker-end-center="false" draw:fill="solid" draw:fill-color="#ffff00" draw:opacity="100%" draw:textarea-horizontal-align="justify" draw:textarea-vertical-align="middle" draw:auto-grow-height="false" fo:min-height="1.009cm" fo:min-width="0.758cm" fo:padding-top="0.125cm" fo:padding-bottom="0.125cm" fo:padding-left="0.25cm" fo:padding-right="0.25cm" draw:shadow="hidden" draw:shadow-offset-x="0.199cm" draw:shadow-offset-y="0.199cm" draw:shadow-color="#808080" style:run-through="foreground"/>
      <style:paragraph-properties style:writing-mode="lr-tb"/>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4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067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82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2" style:family="graphic">
      <style:graphic-properties draw:stroke="solid" draw:stroke-dash="Dashed_20__28_var_29__20_3" svg:stroke-width="0cm" svg:stroke-color="#000000" draw:marker-start="Arrow" draw:marker-start-width="0.199cm" draw:marker-start-center="false" draw:marker-end="" draw:marker-end-width="0.199cm" draw:marker-end-center="false" draw:fill="solid" draw:fill-color="#ffffff" draw:opacity="100%" draw:textarea-horizontal-align="justify" draw:textarea-vertical-align="middle" draw:auto-grow-height="false" fo:min-height="0.482cm" fo:min-width="0.231cm" fo:padding-top="0.125cm" fo:padding-bottom="0.125cm" fo:padding-left="0.25cm" fo:padding-right="0.25cm" draw:shadow="hidden" draw:shadow-offset-x="0.199cm" draw:shadow-offset-y="0.199cm" draw:shadow-color="#808080" style:run-through="foreground"/>
      <style:paragraph-properties style:writing-mode="lr-tb"/>
    </style:style>
    <style:style style:name="gr33" style:family="graphic">
      <style:graphic-properties draw:stroke="solid" draw:stroke-dash="Dashed_20__28_var_29__20_3" svg:stroke-width="0cm" svg:stroke-color="#000000" draw:marker-start="Arrow" draw:marker-start-width="0.199cm" draw:marker-start-center="false" draw:marker-end="" draw:marker-end-width="0.199cm" draw:marker-end-center="false" draw:fill="solid" draw:fill-color="#ffffff" draw:textarea-horizontal-align="justify" draw:textarea-vertical-align="middle" draw:auto-grow-height="false" fo:min-height="0.483cm" fo:min-width="0.233cm" fo:padding-top="0.125cm" fo:padding-bottom="0.125cm" fo:padding-left="0.25cm" fo:padding-right="0.25cm" draw:shadow="hidden" draw:shadow-offset-x="0.199cm" draw:shadow-offset-y="0.199cm" draw:shadow-color="#808080" style:run-through="foreground"/>
      <style:paragraph-properties style:writing-mode="lr-tb"/>
    </style:style>
    <style:style style:name="gr34" style:family="graphic">
      <style:graphic-properties draw:stroke="solid" draw:stroke-dash="Dashed_20__28_var_29__20_3" svg:stroke-width="0cm" svg:stroke-color="#000000" draw:marker-start="Arrow" draw:marker-start-width="0.199cm" draw:marker-start-center="false" draw:marker-end="" draw:marker-end-width="0.199cm" draw:marker-end-center="false" draw:fill="solid" draw:fill-color="#ffffff" draw:opacity="100%" draw:textarea-horizontal-align="justify" draw:textarea-vertical-align="middle" draw:auto-grow-height="false" fo:min-height="0.483cm" fo:min-width="0.233cm" fo:padding-top="0.125cm" fo:padding-bottom="0.125cm" fo:padding-left="0.25cm" fo:padding-right="0.25cm" draw:shadow="hidden" draw:shadow-offset-x="0.199cm" draw:shadow-offset-y="0.199cm" draw:shadow-color="#808080" style:run-through="foreground"/>
      <style:paragraph-properties style:writing-mode="lr-tb"/>
    </style:style>
    <style:style style:name="gr35" style:family="graphic">
      <style:graphic-properties draw:stroke="solid" draw:stroke-dash="Dashed_20__28_var_29__20_3" svg:stroke-width="0cm" svg:stroke-color="#000000" draw:marker-start="Arrow" draw:marker-start-width="0.199cm" draw:marker-start-center="false" draw:marker-end="" draw:marker-end-width="0.199cm" draw:marker-end-center="false" draw:fill="solid" draw:fill-color="#ffffff" draw:opacity="100%" draw:textarea-horizontal-align="justify" draw:textarea-vertical-align="middle" draw:auto-grow-height="false" fo:min-height="0.483cm" fo:min-width="0.231cm" fo:padding-top="0.125cm" fo:padding-bottom="0.125cm" fo:padding-left="0.25cm" fo:padding-right="0.25cm" draw:shadow="hidden" draw:shadow-offset-x="0.199cm" draw:shadow-offset-y="0.199cm" draw:shadow-color="#808080" style:run-through="foreground"/>
      <style:paragraph-properties style:writing-mode="lr-tb"/>
    </style:style>
    <style:style style:name="gr36" style:family="graphic">
      <style:graphic-properties draw:stroke="solid" draw:stroke-dash="Dashed_20__28_var_29__20_3"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draw:stroke-dash="Dashed_20__28_var_29__20_3" svg:stroke-width="0cm" svg:stroke-color="#000000" draw:marker-start="" draw:marker-start-width="0.199cm" draw:marker-start-center="false" draw:marker-end="Arrow" draw:marker-end-width="0.3cm" draw:marker-end-center="false" draw:fill="none" draw:fill-color="#729fcf" draw:opacity="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draw:stroke-dash="Dashed_20__28_var_29__20_3" svg:stroke-width="0cm" svg:stroke-color="#000000" draw:marker-start="Arrow" draw:marker-start-width="0.199cm" draw:marker-start-center="false" draw:marker-end="" draw:marker-end-width="0.199cm" draw:marker-end-center="false" draw:fill="none" draw:fill-color="#ffffff" draw:textarea-horizontal-align="left" draw:auto-grow-height="true" draw:auto-grow-width="true" fo:min-height="0.482cm" fo:min-width="3.306cm" fo:padding-top="0.125cm" fo:padding-bottom="0.125cm" fo:padding-left="0.25cm" fo:padding-right="0.25cm" draw:shadow="hidden" draw:shadow-offset-x="0.199cm" draw:shadow-offset-y="0.199cm" draw:shadow-color="#808080" style:run-through="foreground"/>
      <style:paragraph-properties style:writing-mode="lr-tb"/>
    </style:style>
    <style:style style:name="gr39" style:family="graphic">
      <style:graphic-properties draw:stroke="none" draw:stroke-dash="Dashed_20__28_var_29__20_3" svg:stroke-width="0cm" svg:stroke-color="#000000" draw:marker-start="Arrow" draw:marker-start-width="0.199cm" draw:marker-start-center="false" draw:marker-end="" draw:marker-end-width="0.199cm" draw:marker-end-center="false" draw:fill="none" draw:fill-color="#ffffff" draw:textarea-horizontal-align="left" draw:auto-grow-height="true" draw:auto-grow-width="false" fo:min-height="0.961cm" fo:min-width="0cm" fo:padding-top="0.125cm" fo:padding-bottom="0.125cm" fo:padding-left="0.25cm" fo:padding-right="0.25cm" draw:shadow="hidden" draw:shadow-offset-x="0.199cm" draw:shadow-offset-y="0.199cm" draw:shadow-color="#808080" style:run-through="foreground"/>
      <style:paragraph-properties style:writing-mode="lr-tb"/>
    </style:style>
    <style:style style:name="gr40" style:family="graphic">
      <style:graphic-properties draw:stroke="solid" draw:stroke-dash="Dashed_20__28_var_29__20_3" svg:stroke-width="0cm" svg:stroke-color="#000000" draw:marker-start="Arrow" draw:marker-start-width="0.199cm" draw:marker-start-center="false" draw:marker-end="" draw:marker-end-width="0.199cm" draw:marker-end-center="false" draw:fill="solid" draw:fill-color="#ffffff" draw:opacity="100%" draw:textarea-horizontal-align="justify" draw:textarea-vertical-align="middle" draw:auto-grow-height="false" fo:min-height="0.591cm" fo:min-width="0.342cm" fo:padding-top="0.125cm" fo:padding-bottom="0.125cm" fo:padding-left="0.25cm" fo:padding-right="0.25cm" draw:shadow="hidden" draw:shadow-offset-x="0.199cm" draw:shadow-offset-y="0.199cm" draw:shadow-color="#808080" style:run-through="foreground"/>
      <style:paragraph-properties style:writing-mode="lr-tb"/>
    </style:style>
    <style:style style:name="gr41" style:family="graphic">
      <style:graphic-properties draw:stroke="solid" draw:stroke-dash="Dashed_20__28_var_29__20_3" svg:stroke-width="0cm" svg:stroke-color="#000000" draw:marker-start="Arrow" draw:marker-start-width="0.199cm" draw:marker-start-center="false" draw:marker-end="" draw:marker-end-width="0.199cm" draw:marker-end-center="false" draw:fill="solid" draw:fill-color="#ffffff" draw:textarea-horizontal-align="justify" draw:textarea-vertical-align="middle" draw:auto-grow-height="false" fo:min-height="0.593cm" fo:min-width="0.342cm" fo:padding-top="0.125cm" fo:padding-bottom="0.125cm" fo:padding-left="0.25cm" fo:padding-right="0.25cm" draw:shadow="hidden" draw:shadow-offset-x="0.199cm" draw:shadow-offset-y="0.199cm" draw:shadow-color="#808080" style:run-through="foreground"/>
      <style:paragraph-properties style:writing-mode="lr-tb"/>
    </style:style>
    <style:style style:name="gr42" style:family="graphic">
      <style:graphic-properties draw:stroke="solid" draw:stroke-dash="Dashed_20__28_var_29__20_3" svg:stroke-width="0cm" svg:stroke-color="#000000" draw:marker-start="Arrow" draw:marker-start-width="0.199cm" draw:marker-start-center="false" draw:marker-end="" draw:marker-end-width="0.199cm" draw:marker-end-center="false" draw:fill="solid" draw:fill-color="#ffffff" draw:opacity="100%" draw:textarea-horizontal-align="justify" draw:textarea-vertical-align="middle" draw:auto-grow-height="false" fo:min-height="0.591cm" fo:min-width="0.34cm" fo:padding-top="0.125cm" fo:padding-bottom="0.125cm" fo:padding-left="0.25cm" fo:padding-right="0.25cm" draw:shadow="hidden" draw:shadow-offset-x="0.199cm" draw:shadow-offset-y="0.199cm" draw:shadow-color="#808080" style:run-through="foreground"/>
      <style:paragraph-properties style:writing-mode="lr-tb"/>
    </style:style>
    <style:style style:name="gr43" style:family="graphic">
      <style:graphic-properties draw:stroke="solid" draw:stroke-dash="Dashed_20__28_var_29__20_3" svg:stroke-width="0cm" svg:stroke-color="#000000" draw:marker-start="Arrow" draw:marker-start-width="0.199cm" draw:marker-start-center="false" draw:marker-end="" draw:marker-end-width="0.199cm" draw:marker-end-center="false" draw:fill="solid" draw:fill-color="#ffffff" draw:opacity="100%" draw:textarea-horizontal-align="justify" draw:textarea-vertical-align="middle" draw:auto-grow-height="false" fo:min-height="0.593cm" fo:min-width="0.344cm" fo:padding-top="0.125cm" fo:padding-bottom="0.125cm" fo:padding-left="0.25cm" fo:padding-right="0.25cm" draw:shadow="hidden" draw:shadow-offset-x="0.199cm" draw:shadow-offset-y="0.199cm" draw:shadow-color="#808080" style:run-through="foreground"/>
      <style:paragraph-properties style:writing-mode="lr-tb"/>
    </style:style>
    <style:style style:name="gr44" style:family="graphic">
      <style:graphic-properties draw:stroke="solid" draw:stroke-dash="Dashed_20__28_var_29__20_3" svg:stroke-width="0cm" svg:stroke-color="#000000" draw:marker-start="Arrow" draw:marker-start-width="0.199cm" draw:marker-start-center="false" draw:marker-end="" draw:marker-end-width="0.199cm" draw:marker-end-center="false" draw:fill="solid" draw:fill-color="#ffffff" draw:opacity="100%" draw:textarea-horizontal-align="justify" draw:textarea-vertical-align="middle" draw:auto-grow-height="false" fo:min-height="0.594cm" fo:min-width="0.344cm" fo:padding-top="0.125cm" fo:padding-bottom="0.125cm" fo:padding-left="0.25cm" fo:padding-right="0.25cm" draw:shadow="hidden" draw:shadow-offset-x="0.199cm" draw:shadow-offset-y="0.199cm" draw:shadow-color="#808080" style:run-through="foreground"/>
      <style:paragraph-properties style:writing-mode="lr-tb"/>
    </style:style>
    <style:style style:name="gr45" style:family="graphic">
      <style:graphic-properties draw:stroke="solid" draw:stroke-dash="Dashed_20__28_var_29__20_3" svg:stroke-width="0cm" svg:stroke-color="#000000" draw:marker-start="Arrow" draw:marker-start-width="0.199cm" draw:marker-start-center="false" draw:marker-end="" draw:marker-end-width="0.199cm" draw:marker-end-center="false" draw:fill="solid" draw:fill-color="#ffffff" draw:opacity="100%" draw:textarea-horizontal-align="justify" draw:textarea-vertical-align="middle" draw:auto-grow-height="false" fo:min-height="0.594cm" fo:min-width="0.342cm" fo:padding-top="0.125cm" fo:padding-bottom="0.125cm" fo:padding-left="0.25cm" fo:padding-right="0.25cm" draw:shadow="hidden" draw:shadow-offset-x="0.199cm" draw:shadow-offset-y="0.199cm" draw:shadow-color="#808080" style:run-through="foreground"/>
      <style:paragraph-properties style:writing-mode="lr-tb"/>
    </style:style>
    <style:style style:name="gr46" style:family="graphic">
      <style:graphic-properties draw:stroke="none" draw:stroke-dash="Dashed_20__28_var_29__20_3" svg:stroke-width="0cm" svg:stroke-color="#000000" draw:marker-start="Arrow" draw:marker-start-width="0.199cm" draw:marker-start-center="false" draw:marker-end="" draw:marker-end-width="0.199cm" draw:marker-end-center="false" draw:fill="none" draw:fill-color="#ffffff" draw:textarea-horizontal-align="left" draw:auto-grow-height="true" draw:auto-grow-width="true" fo:min-height="0.482cm" fo:min-width="2.29cm" fo:padding-top="0.125cm" fo:padding-bottom="0.125cm" fo:padding-left="0.25cm" fo:padding-right="0.25cm" draw:shadow="hidden" draw:shadow-offset-x="0.199cm" draw:shadow-offset-y="0.199cm" draw:shadow-color="#808080" style:run-through="foreground"/>
      <style:paragraph-properties style:writing-mode="lr-tb"/>
    </style:style>
    <style:style style:name="gr47" style:family="graphic">
      <style:graphic-properties draw:stroke="none" draw:stroke-dash="Dashed_20__28_var_29__20_3" svg:stroke-width="0cm" svg:stroke-color="#000000" draw:marker-start="Arrow" draw:marker-start-width="0.199cm" draw:marker-start-center="false" draw:marker-end="" draw:marker-end-width="0.199cm" draw:marker-end-center="false" draw:fill="none" draw:fill-color="#ffffff" draw:textarea-horizontal-align="left" draw:auto-grow-height="true" draw:auto-grow-width="false" fo:min-height="1.069cm" fo:min-width="0cm" fo:padding-top="0.125cm" fo:padding-bottom="0.125cm" fo:padding-left="0.25cm" fo:padding-right="0.25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Structures Intermédiaires</text:p>
      <text:p text:style-name="P5">TP02</text:p>
      <text:p text:style-name="P7"/>
      <text:p text:style-name="P7">Ex<text:span text:style-name="T6">ercice</text:span> 1.)</text:p>
      <text:p text:style-name="P9"/>
      <text:p text:style-name="P10">1.1.)</text:p>
      <text:p text:style-name="P17"><text:tab/>Un passager contient un numéro de client un nom, prénom, âge et numéro de siège sur un vol. On utilise donc un <text:s/>Type TPassager qui contient un TPersonne ayant un int numéro de client et un int numéro de siège. Le prénom et nom étant stocké dans le TPersonne.</text:p>
      <text:p text:style-name="P17"/>
      <text:p text:style-name="P16">1.2.)</text:p>
      <text:p text:style-name="P17"><text:tab/>Une liste chaînée est une structure linéaire récursive qui fonctionne de la façon suivante : on initialise un pointeur pointant sur un TContenu qui contient un pointeur sur un autre contenu et un TPassager. <text:s/></text:p>
      <text:p text:style-name="P17"/>
      <text:p text:style-name="P16">1.3.)</text:p>
      <text:p text:style-name="P49"><text:span text:style-name="T19"><text:tab/></text:span><text:span text:style-name="T20">Pour l’implémentation on se servira du fichier « passagers.txt » en le lisant ligne par ligne afin de remplir notre liste chaînée. </text:span><text:span text:style-name="T21">Le code nous permettant de lire le fichier texte à été récupéré sur </text:span><text:span text:style-name="T22">tutorialspoint</text:span><text:span text:style-name="T22"><text:note text:id="ftn1" text:note-class="footnote"><text:note-citation>1</text:note-citation><text:note-body><text:p text:style-name="P3"><text:a xlink:type="simple" xlink:href="https://www.tutorialspoint.com/c_standard_library/c_function_fscanf.htm" text:style-name="Internet_20_link" text:visited-style-name="Visited_20_Internet_20_Link"><text:span text:style-name="T1">https://www.tutorialspoint.com/c_standard_library/c_function_fscanf.htm</text:span></text:a></text:p></text:note-body></text:note></text:span><text:span text:style-name="T21"> et adapté à mes besoins. J’utilise le compitateur GDB</text:span><text:span text:style-name="T21"><text:note text:id="ftn2" text:note-class="footnote"><text:note-citation>2</text:note-citation><text:note-body><text:p text:style-name="P3"><text:span text:style-name="T1"><text:s/></text:span><text:a xlink:type="simple" xlink:href="https://www.onlinegdb.com/" text:style-name="Internet_20_link" text:visited-style-name="Visited_20_Internet_20_Link"><text:span text:style-name="T2">https://www.onlinegdb.com/</text:span></text:a></text:p></text:note-body></text:note></text:span><text:span text:style-name="T21">, qui fonctionne sans problème pour mon code, attention selon le compilateur utilisé ça peut ne pas marcher.</text:span></text:p>
      <text:p text:style-name="P18"/>
      <text:p text:style-name="P49"><text:span text:style-name="T21"><text:tab/></text:span><text:span text:style-name="T22">L’implémentation est en pièce jointe, </text:span><text:span text:style-name="T23">voici un schéma rappelant le principe d’une liste chaînée :</text:span></text:p>
      <text:p text:style-name="P19"><draw:g text:anchor-type="paragraph" draw:z-index="9" draw:name="Forme2" draw:style-name="gr1"><draw:custom-shape draw:style-name="gr21" draw:text-style-name="P85" xml:id="id37" draw:id="id37" svg:width="1.779cm" svg:height="1.271cm" svg:x="5.064cm" svg:y="0.938cm"><text:p text:style-name="P84"><text:span text:style-name="T47">contenu</text:span></text:p><draw:enhanced-geometry svg:viewBox="0 0 21600 21600" draw:type="rectangle" draw:enhanced-path="M 0 0 L 21600 0 21600 21600 0 21600 0 0 Z N"/></draw:custom-shape><draw:custom-shape draw:style-name="gr21" draw:text-style-name="P85" xml:id="id38" draw:id="id38" svg:width="1.779cm" svg:height="1.271cm" svg:x="7.688cm" svg:y="0.938cm"><text:p text:style-name="P84"><text:span text:style-name="T47">contenu</text:span></text:p><draw:enhanced-geometry svg:viewBox="0 0 21600 21600" draw:type="rectangle" draw:enhanced-path="M 0 0 L 21600 0 21600 21600 0 21600 0 0 Z N"/></draw:custom-shape><draw:custom-shape draw:style-name="gr21" draw:text-style-name="P85" xml:id="id39" draw:id="id39" svg:width="1.779cm" svg:height="1.271cm" svg:x="10.186cm" svg:y="0.938cm"><text:p text:style-name="P84"><text:span text:style-name="T47">contenu</text:span></text:p><draw:enhanced-geometry svg:viewBox="0 0 21600 21600" draw:type="rectangle" draw:enhanced-path="M 0 0 L 21600 0 21600 21600 0 21600 0 0 Z N"/></draw:custom-shape><draw:custom-shape draw:style-name="gr21" draw:text-style-name="P85" xml:id="id40" draw:id="id40" svg:width="1.779cm" svg:height="1.271cm" svg:x="12.726cm" svg:y="0.938cm"><text:p text:style-name="P84"><text:span text:style-name="T47">contenu</text:span></text:p><draw:enhanced-geometry svg:viewBox="0 0 21600 21600" draw:type="rectangle" draw:enhanced-path="M 0 0 L 21600 0 21600 21600 0 21600 0 0 Z N"/></draw:custom-shape><draw:custom-shape draw:style-name="gr22" draw:text-style-name="P86" xml:id="id36" draw:id="id36" svg:width="0.509cm" svg:height="1.652cm" svg:x="2.27cm" svg:y="3.351cm"><text:p/><draw:enhanced-geometry svg:viewBox="0 0 21600 21600" draw:type="rectangle" draw:enhanced-path="M 0 0 L 21600 0 21600 21600 0 21600 0 0 Z N"/></draw:custom-shape><draw:connector draw:style-name="gr23" draw:text-style-name="P87" draw:type="line" svg:x1="2.778cm" svg:y1="4.177cm" svg:x2="5.064cm" svg:y2="1.573cm" draw:start-shape="id36" draw:start-glue-point="1" draw:end-shape="id37" draw:end-glue-point="3" svg:d="M2778 4177l2286-2604" svg:viewBox="0 0 2288 2605"><text:p/></draw:connector><draw:connector draw:style-name="gr23" draw:text-style-name="P87" draw:type="line" svg:x1="6.842cm" svg:y1="1.573cm" svg:x2="7.689cm" svg:y2="1.573cm" draw:start-shape="id37" draw:start-glue-point="1" draw:end-shape="id38" draw:end-glue-point="3" svg:d="M6842 1573h847" svg:viewBox="0 0 848 2"><text:p/></draw:connector><draw:connector draw:style-name="gr23" draw:text-style-name="P87" draw:type="line" svg:x1="9.466cm" svg:y1="1.573cm" svg:x2="10.185cm" svg:y2="1.573cm" draw:start-shape="id38" draw:start-glue-point="1" draw:end-shape="id39" draw:end-glue-point="3" svg:d="M9466 1573h719" svg:viewBox="0 0 721 2"><text:p/></draw:connector><draw:connector draw:style-name="gr23" draw:text-style-name="P87" draw:type="line" svg:x1="11.964cm" svg:y1="1.573cm" svg:x2="12.726cm" svg:y2="1.573cm" draw:start-shape="id39" draw:start-glue-point="1" draw:end-shape="id40" draw:end-glue-point="3" svg:d="M11964 1573h762" svg:viewBox="0 0 764 2"><text:p/></draw:connector><draw:connector draw:style-name="gr23" draw:text-style-name="P87" draw:type="line" svg:x1="14.504cm" svg:y1="1.573cm" svg:x2="15.549cm" svg:y2="1.577cm" draw:start-shape="id40" draw:start-glue-point="1" svg:d="M14504 1573l1045 4" svg:viewBox="0 0 1046 5"><text:p/></draw:connector><draw:line draw:style-name="gr24" draw:text-style-name="P87" svg:x1="3.496cm" svg:y1="1.699cm" svg:x2="3.496cm" svg:y2="4.366cm"><text:p/></draw:line><draw:frame draw:style-name="gr25" draw:text-style-name="P88" svg:width="6.351cm" svg:height="1.844cm" svg:x="0.026cm" svg:y="5.207cm"><draw:text-box><text:p text:style-name="P81"><text:span text:style-name="T47">struct TChaine* debut;</text:span></text:p></draw:text-box></draw:frame><draw:frame draw:style-name="gr26" draw:text-style-name="P88" svg:width="2.16cm" svg:height="1.017cm" svg:x="15.393cm" svg:y="1.319cm"><draw:text-box><text:p text:style-name="P81"><text:span text:style-name="T47">NULL</text:span></text:p></draw:text-box></draw:frame><draw:frame draw:style-name="gr27" draw:text-style-name="P89" svg:width="3.846cm" svg:height="1.844cm" svg:x="4.217cm" svg:y="0.238cm"><draw:text-box><text:p text:style-name="P81"><text:span text:style-name="T47">debut-&gt;contenu</text:span></text:p></draw:text-box></draw:frame><draw:frame draw:style-name="gr27" draw:text-style-name="P89" svg:width="6.351cm" svg:height="1.844cm" svg:x="5.868cm" svg:y="2.778cm"><draw:text-box><text:p text:style-name="P81"><text:span text:style-name="T47">debut-&gt;suivant-&gt;contenu</text:span></text:p></draw:text-box></draw:frame><draw:frame draw:style-name="gr27" draw:text-style-name="P89" svg:width="4.954cm" svg:height="1.844cm" svg:x="8.916cm" svg:y="0.238cm"><draw:text-box><text:p text:style-name="P81"><text:span text:style-name="T47">Debut-&gt;suivant-&gt;...</text:span></text:p></draw:text-box></draw:frame></draw:g></text:p>
      <text:p text:style-name="P20"/>
      <text:p text:style-name="P56">Ex<text:span text:style-name="T6">ercice</text:span> 2.)</text:p>
      <text:p text:style-name="P8"/>
      <text:p text:style-name="P11"><text:span text:style-name="T7">2</text:span>.1.)</text:p>
      <text:p text:style-name="P50"><text:span text:style-name="T25"><text:tab/></text:span><text:span text:style-name="T26">Étant donné que c’est le sujet de cette semaine, nous allons utiliser une structure d’</text:span><text:span text:style-name="T28">arbre de tri binaire</text:span><text:span text:style-name="T26">. Il faudra donc implémenter une insertion qui respecte l’ordre de tri. L’</text:span><text:span text:style-name="T27">implémentation est très technique</text:span><text:span text:style-name="T26">, </text:span><text:span text:style-name="T27">j</text:span><text:span text:style-name="T26">’</text:span><text:span text:style-name="T27">ai</text:span><text:span text:style-name="T26"> en effet </text:span><text:span text:style-name="T27">eu</text:span><text:span text:style-name="T26"> besoin d’utiliser des pointeurs vers des pointeurs, qui utilisent une syntaxe compliquée lorsque l’on est pas habitués, </text:span><text:span text:style-name="T27">et le pseudo-code du cours porte à confusion, car il ne précise pas ce fait. Je me permetterait donc de mettre du C dans certains des schémas UML, afin que la transition implémentation-rapport soit</text:span><text:span text:style-name="T26"> </text:span><text:span text:style-name="T27">plus douce.</text:span></text:p>
      <text:p text:style-name="P21"/>
      <text:p text:style-name="P52"><text:span text:style-name="T25"><text:tab/>L</text:span><text:span text:style-name="T24">a fiche technique d’un arbre, dans le cadre de ce TP, se résume à la structure suivante :</text:span></text:p>
      <text:p text:style-name="P21"><draw:frame draw:style-name="fr1" draw:name="Objet1" text:anchor-type="paragraph" svg:x="0.092cm" svg:y="0.166cm" svg:width="11.268cm" svg:height="4.066cm" draw:z-index="0"><draw:object xlink:href="./Object 1" xlink:type="simple" xlink:show="embed" xlink:actuate="onLoad"/><draw:image xlink:href="./ObjectReplacements/Object 1" xlink:type="simple" xlink:show="embed" xlink:actuate="onLoad"/></draw:frame></text:p>
      <text:p text:style-name="P21"/>
      <text:p text:style-name="P21"/>
      <text:p text:style-name="P21"/>
      <text:p text:style-name="P21"/>
      <text:p text:style-name="P21"/>
      <text:p text:style-name="P21"/>
      <text:p text:style-name="P21"/>
      <text:p text:style-name="P21"/>
      <text:p text:style-name="P50"><text:span text:style-name="T25"><text:tab/></text:span><text:span text:style-name="T27">Étant donné que c’est un arbre binaire, chaque nœud aura deux descendants, gauche et droite, qui seront des pointeurs sur un nœud. C’est donc une définition récusive, le pseudo-code d’un nœud est le suivant :</text:span></text:p>
      <text:p text:style-name="P26"/>
      <text:p text:style-name="P15">TNoeud struct</text:p>
      <text:p text:style-name="P15"><text:tab/>TPassager : contenu</text:p>
      <text:p text:style-name="P15"><text:tab/>^Tnoeud : droite </text:p>
      <text:p text:style-name="P15"><text:tab/>^Tnoeud : gauche</text:p>
      <text:p text:style-name="P21"/>
      <text:p text:style-name="P21"/>
      <text:p text:style-name="P12"/>
      <text:p text:style-name="P12"/>
      <text:p text:style-name="P12"/>
      <text:p text:style-name="P12"/>
      <text:p text:style-name="P12"/>
      <text:p text:style-name="P12"/>
      <text:p text:style-name="P12"/>
      <text:p text:style-name="P12"/>
      <text:p text:style-name="P12"/>
      <text:p text:style-name="P12"><text:soft-page-break/>2.2.)</text:p>
      <text:p text:style-name="P12"><text:tab/><text:span text:style-name="T11">Une clef de tri, dans le cadre des arbres de tri, est une </text:span><text:span text:style-name="T10">propriété</text:span><text:span text:style-name="T11"> du type de base de la collection d’éléments que l’on veut trier sur laquelle on peut établir une </text:span><text:span text:style-name="T10">relation d’ordre</text:span><text:span text:style-name="T11">. La </text:span><text:span text:style-name="T10">politique</text:span><text:span text:style-name="T11"> </text:span><text:span text:style-name="T10">d’insertion</text:span><text:span text:style-name="T11"> dans un arbre de tri est la suivante :</text:span></text:p>
      <text:p text:style-name="P27"><text:tab/></text:p>
      <text:p text:style-name="P27"><text:tab/>Si la clef de l’élément à insérer est plus petite que l’élément sur lequel on se trouve, on insère à gauche. Sinon, on insère à droite.</text:p>
      <text:p text:style-name="P28"><text:tab/>Cette politique est fondamentale à suivre, car si l’on veut parcourir un arbre de tri en utilisant un parcours en ordre, de façon à parcourir les éléments en ordre selon leur clef de tri, il faut qu’ils aient étés insérés suivant celle-ci. </text:p>
      <text:p text:style-name="P22"><text:tab/>La clef de tri à utiliser est bien entendu le numéro de siège, étant donné que l’on trie les gens en fonction de celui-ci <text:span text:style-name="T10">dans le cadre de ce TP</text:span>.</text:p>
      <text:p text:style-name="P22"/>
      <text:p text:style-name="P12">2.3.)</text:p>
      <text:p text:style-name="P23"><text:tab/><text:span text:style-name="T12">Je vais détailler comment fonctionne mon implémentation au niveau des pointeurs, afin de lever toute possible confusion sur le sujet. Dans la fonction </text:span><text:span text:style-name="T9">main</text:span><text:span text:style-name="T13"> j’initialise un pointeur racine, en utilisant :</text:span></text:p>
      <text:p text:style-name="P23"/>
      <text:p text:style-name="P23"><text:tab/><text:span text:style-name="T9">struct Tnoeud *racine = NULL;</text:span></text:p>
      <text:p text:style-name="P14"/>
      <text:p text:style-name="P24"><text:tab/>Ce pointeur pointe sur du nul initialement, mais il est lui même stocké dans la mémoire à une certaine addresse, à laquelle on peut accéder via &amp;racine. La fonction insert doit pouvoir avoir accès au pointeur racine et allouer les membres gauche et droite de la valeur que racine pointe, afin de construire l’arbre, je passe donc en paramètre l’addresse du pointeur racine :</text:p>
      <text:p text:style-name="P24"/>
      <text:p text:style-name="P24"><text:tab/><text:span text:style-name="T8">insert(current, &amp;racine); </text:span>//Ou current est le passager à insérer</text:p>
      <text:p text:style-name="P24"/>
      <text:p text:style-name="P24"><text:tab/>La signature de insert sera donc : </text:p>
      <text:p text:style-name="P24"/>
      <text:p text:style-name="P13"><text:tab/>insert(struct TPassager newELement, struct Tnoeud **courant);</text:p>
      <text:p text:style-name="P13"/>
      <text:p text:style-name="P25"><text:tab/>Car, &amp;racine est une addresse qui indique ou se trouve un pointeur, c’est donc un <text:span text:style-name="T14">pointeur vers un pointeur</text:span><text:span text:style-name="T15"> et la signature requiert donc </text:span><text:span text:style-name="T17">TNoeud **courant. </text:span><text:span text:style-name="T15">Dans insert, pour </text:span><text:span text:style-name="T16">accéder aux valeurs pointées, il faut faire du </text:span><text:span text:style-name="T18">déférencage</text:span><text:span text:style-name="T16">, c’est à dire accéder aux valeurs pointées, cela se fait en plaçant une * à </text:span><text:span text:style-name="T18">GAUCHE </text:span><text:span text:style-name="T16">du pointeur. Il faut également rajouter des parenthèses, car les → indiquant le </text:span><text:soft-page-break/><text:span text:style-name="T16">champ de la structure pointée ont priorité sur les étoiles, on écrira donc :</text:span></text:p>
      <text:p text:style-name="P31"/>
      <text:p text:style-name="P40"><text:tab/>(*courant)→contenu = newElement;</text:p>
      <text:p text:style-name="P31"/>
      <text:p text:style-name="P31">pour, par exemple assigner une valeur au contenu. En récapitulation : (*courant) est un déférencage de &amp;addresse qui est une addresse sur un pointeur, (*courant) est donc un pointeur sur un Tnoeud, on se sert donc de → pour accéder aux membres de la structure pointée. Finalement, lorsque l’on veut insérer un nouveaux passager mais que l’on est sur un pointeur non NULL, il faut parcourir soit à gauche soit à droite suivant la politique d’insertion. Après avoir comparé les valeurs de numéro de siège, on appele insert avec (si on insère à droite) :</text:p>
      <text:p text:style-name="P31"/>
      <text:p text:style-name="P25"><text:span text:style-name="T16"><text:tab/></text:span><text:span text:style-name="T18">insert(current, &amp;(*courant)-&gt;droite );</text:span></text:p>
      <text:p text:style-name="P31"/>
      <text:p text:style-name="P51"><text:span text:style-name="T30">(*courant) est un pointeur qui pointe sur le nœud courant (sur lequel on se trouve), courant→droite est le pointeur droit du nœud courant qui pointe sur un autre nœud alloué ou non, alors &amp;(*courant)→droite est donc l’addresse en mémoire du pointe</text:span><text:span text:style-name="T31">ur de droite du nœud courant.</text:span></text:p>
      <text:p text:style-name="P32"/>
      <text:p text:style-name="P57"><text:span text:style-name="T31">V</text:span><text:span text:style-name="T29">oici l’UML tant attendu, avec le pseudo-code écrit directement en C.</text:span></text:p>
      <text:p text:style-name="P33"><draw:g text:anchor-type="paragraph" draw:z-index="15" draw:name="Forme1" draw:style-name="gr1"><draw:custom-shape draw:style-name="gr7" draw:text-style-name="P69" xml:id="id13" draw:id="id13" svg:width="0.657cm" svg:height="0.657cm" svg:x="7.742cm" svg:y="1.2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71" xml:id="id14" draw:id="id14" svg:width="6.564cm" svg:height="2.625cm" svg:x="4.787cm" svg:y="3.409cm"><text:p text:style-name="P70"><text:span text:style-name="T44">Courant == NULL?</text:span></text:p><draw:enhanced-geometry svg:viewBox="0 0 21600 21600" draw:glue-points="10800 0 0 10800 10800 21600 21600 10800" draw:text-areas="5400 5400 16200 16200" draw:type="diamond" draw:enhanced-path="M 10800 0 L 21600 10800 10800 21600 0 10800 10800 0 Z N"/></draw:custom-shape><draw:connector draw:style-name="gr3" draw:text-style-name="P72" draw:type="line" svg:x1="8.07cm" svg:y1="1.876cm" svg:x2="8.07cm" svg:y2="3.409cm" draw:start-shape="id13" draw:start-glue-point="8" draw:end-shape="id14" draw:end-glue-point="4" svg:d="M8070 1876v1533" svg:viewBox="0 0 2 1535"><text:p/></draw:connector><draw:custom-shape draw:style-name="gr9" draw:text-style-name="P71" xml:id="id15" draw:id="id15" svg:width="5.252cm" svg:height="1.971cm" svg:x="-0.136cm" svg:y="6.471cm"><text:p text:style-name="P70"><text:span text:style-name="T44">*courant = malloc(</text:span></text:p><text:p text:style-name="P70"><text:span text:style-name="T44">sizeof(struct TNoeud))</text:span></text:p><draw:enhanced-geometry svg:viewBox="0 0 21600 21600" draw:type="rectangle" draw:enhanced-path="M 0 0 L 21600 0 21600 21600 0 21600 0 0 Z N"/></draw:custom-shape><draw:connector draw:style-name="gr10" draw:text-style-name="P74" svg:x1="4.787cm" svg:y1="4.722cm" svg:x2="2.489cm" svg:y2="6.472cm" draw:start-shape="id14" draw:start-glue-point="5" draw:end-shape="id15" draw:end-glue-point="0" svg:d="M4787 4722h-2298v1750" svg:viewBox="0 0 2300 1752"><text:p text:style-name="P73"><text:span text:style-name="T44">[oui]</text:span></text:p></draw:connector><draw:connector draw:style-name="gr3" draw:text-style-name="P72" draw:type="line" svg:x1="2.489cm" svg:y1="8.442cm" svg:x2="2.531cm" svg:y2="10.396cm" draw:start-shape="id15" draw:start-glue-point="2" draw:end-shape="id16" draw:end-glue-point="0" svg:d="M2489 8442l42 1954" svg:viewBox="0 0 44 1956"><text:p/></draw:connector><draw:custom-shape draw:style-name="gr11" draw:text-style-name="P71" xml:id="id16" draw:id="id16" svg:width="4.573cm" svg:height="1.969cm" svg:x="0.245cm" svg:y="10.396cm"><text:p text:style-name="P70"><text:span text:style-name="T44">(*courant)→contenu = </text:span></text:p><text:p text:style-name="P70"><text:span text:style-name="T44">newElement</text:span></text:p><draw:enhanced-geometry svg:viewBox="0 0 21600 21600" draw:type="rectangle" draw:enhanced-path="M 0 0 L 21600 0 21600 21600 0 21600 0 0 Z N"/></draw:custom-shape><draw:connector draw:style-name="gr3" draw:text-style-name="P72" draw:type="line" svg:x1="2.531cm" svg:y1="12.365cm" svg:x2="2.595cm" svg:y2="14.333cm" draw:start-shape="id16" draw:start-glue-point="2" draw:end-shape="id17" draw:end-glue-point="0" svg:d="M2531 12365l64 1968" svg:viewBox="0 0 65 1970"><text:p/></draw:connector><draw:custom-shape draw:style-name="gr12" draw:text-style-name="P71" xml:id="id17" draw:id="id17" svg:width="5.716cm" svg:height="1.969cm" svg:x="-0.263cm" svg:y="14.333cm"><text:p text:style-name="P70"><text:span text:style-name="T44">(*courant)→droite = NULL</text:span></text:p><text:p text:style-name="P70"><text:span text:style-name="T44">(*courant)→ gauche = NULL</text:span></text:p><draw:enhanced-geometry svg:viewBox="0 0 21600 21600" draw:type="rectangle" draw:enhanced-path="M 0 0 L 21600 0 21600 21600 0 21600 0 0 Z N"/></draw:custom-shape><draw:custom-shape draw:style-name="gr13" draw:text-style-name="P75" svg:width="0.657cm" svg:height="0.657cm" svg:x="7.96cm" svg:y="18.50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69" xml:id="id18" draw:id="id18" svg:width="0.438cm" svg:height="0.438cm" svg:x="8.07cm" svg:y="18.61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3" draw:text-style-name="P72" svg:x1="2.595cm" svg:y1="16.302cm" svg:x2="8.289cm" svg:y2="18.616cm" draw:start-shape="id17" draw:start-glue-point="2" draw:end-shape="id18" draw:end-glue-point="4" svg:d="M2595 16302v1157h5694v1157" svg:viewBox="0 0 5696 2316"><text:p/></draw:connector><draw:connector draw:style-name="gr10" draw:text-style-name="P74" svg:x1="11.35cm" svg:y1="4.722cm" svg:x2="12.897cm" svg:y2="7.786cm" draw:start-shape="id14" draw:start-glue-point="7" draw:end-shape="id19" draw:end-glue-point="4" svg:d="M11350 4722h1547v3064" svg:viewBox="0 0 1549 3066"><text:p text:style-name="P73"><text:span text:style-name="T44">[non]</text:span></text:p></draw:connector><draw:custom-shape draw:style-name="gr15" draw:text-style-name="P77" xml:id="id19" draw:id="id19" svg:width="8.344cm" svg:height="2.627cm" svg:x="8.726cm" svg:y="7.785cm"><text:p text:style-name="P76"><text:span text:style-name="T45">newElement.numSiege &lt; </text:span></text:p><text:p text:style-name="P76"><text:span text:style-name="T45">(*courant)→contenu.numSiege</text:span></text:p><draw:enhanced-geometry svg:viewBox="0 0 21600 21600" draw:glue-points="10800 0 0 10800 10800 21600 21600 10800" draw:text-areas="5400 5400 16200 16200" draw:type="diamond" draw:enhanced-path="M 10800 0 L 21600 10800 10800 21600 0 10800 10800 0 Z N"/></draw:custom-shape><draw:custom-shape draw:style-name="gr16" draw:text-style-name="P71" xml:id="id21" draw:id="id21" svg:width="5.033cm" svg:height="1.969cm" svg:x="6.214cm" svg:y="11.92cm"><text:p text:style-name="P70"><text:span text:style-name="T44">insert(newElement, </text:span></text:p><text:p text:style-name="P70"><text:span text:style-name="T44">&amp;(*courant)-&gt;droite))</text:span></text:p><draw:enhanced-geometry svg:viewBox="0 0 21600 21600" draw:type="rectangle" draw:enhanced-path="M 0 0 L 21600 0 21600 21600 0 21600 0 0 Z N"/></draw:custom-shape><draw:custom-shape draw:style-name="gr17" draw:text-style-name="P79" xml:id="id20" draw:id="id20" svg:width="4.954cm" svg:height="1.971cm" svg:x="13.072cm" svg:y="11.832cm"><text:p text:style-name="P78"><text:span text:style-name="T46">insert(newElement, </text:span></text:p><text:p text:style-name="P78"><text:span text:style-name="T46">&amp;(*courant)-&gt;gauche))</text:span></text:p><draw:enhanced-geometry svg:viewBox="0 0 21600 21600" draw:type="rectangle" draw:enhanced-path="M 0 0 L 21600 0 21600 21600 0 21600 0 0 Z N"/></draw:custom-shape><draw:connector draw:style-name="gr10" draw:text-style-name="P74" svg:x1="17.069cm" svg:y1="9.1cm" svg:x2="15.549cm" svg:y2="11.832cm" draw:start-shape="id19" draw:start-glue-point="7" draw:end-shape="id20" draw:end-glue-point="0" svg:d="M17069 9100h503v2021h-2023v711" svg:viewBox="0 0 2025 2734"><text:p text:style-name="P73"><text:span text:style-name="T44">[non]</text:span></text:p></draw:connector><draw:connector draw:style-name="gr3" draw:text-style-name="P80" svg:x1="8.728cm" svg:y1="13.889cm" svg:x2="8.288cm" svg:y2="18.616cm" draw:start-shape="id21" draw:start-glue-point="2" draw:end-shape="id18" draw:end-glue-point="4" svg:d="M8728 13889v2363h-440v2364" svg:viewBox="0 0 443 4729"><text:p/></draw:connector><draw:connector draw:style-name="gr3" draw:text-style-name="P80" svg:x1="15.548cm" svg:y1="13.802cm" svg:x2="8.288cm" svg:y2="18.616cm" draw:start-shape="id20" draw:start-glue-point="2" draw:end-shape="id18" draw:end-glue-point="4" svg:d="M15548 13802v2406h-7260v2408" svg:viewBox="0 0 7262 4815"><text:p/></draw:connector><draw:frame draw:style-name="gr18" draw:text-style-name="P82" svg:width="17.724cm" svg:height="2.955cm" svg:x="0.083cm" svg:y="0.236cm"><draw:text-box><text:p text:style-name="P81"><text:span text:style-name="T45">void insert(struct TPassager newElement, struct TNoeud **courant)</text:span></text:p></draw:text-box></draw:frame><draw:connector draw:style-name="gr3" draw:text-style-name="P66" draw:type="line" svg:x1="8.726cm" svg:y1="9.1cm" svg:x2="8.729cm" svg:y2="11.92cm" draw:start-shape="id19" draw:start-glue-point="5" draw:end-shape="id21" draw:end-glue-point="0" svg:d="M8726 9100l3 2820" svg:viewBox="0 0 5 2822"><text:p/></draw:connector></draw:g></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41">2.4.)</text:p>
      <text:p text:style-name="P41"><text:tab/>L’implémentation est en pièce jointe.</text:p>
      <text:p text:style-name="P58">Exercice 3.)</text:p>
      <text:p text:style-name="P6"/>
      <text:p text:style-name="P42">3.1.)</text:p>
      <text:p text:style-name="P42"/>
      <text:p text:style-name="P48"><text:span text:style-name="T36"><text:tab/>Un arbre AVL est un arbre de tri tel que la profondeur des sous-arbres d’un nœud diffère au plus de 1. Dans le cas d’un arbre binaire, c’est un arbre tel que pour tout nœud le sous-arbre droit et le sous-arbre gauche de ce nœud ont une </text:span><text:span text:style-name="T37">profondeur qui diffère au plus de 1.</text:span></text:p>
      <text:p text:style-name="P34"/>
      <text:p text:style-name="P46"><text:span text:style-name="T37">3.</text:span><text:span text:style-name="T36">2.)</text:span></text:p>
      <text:p text:style-name="P35"/>
      <text:p text:style-name="P35"><draw:g text:anchor-type="paragraph" draw:z-index="1" draw:name="Forme3" draw:style-name="gr1"><draw:custom-shape draw:style-name="gr40" draw:text-style-name="P93" xml:id="id54" draw:id="id54" svg:width="1.19cm" svg:height="1.188cm" svg:x="2.983cm" svg:y="1.512cm"><text:p text:style-name="P92"><text:span text:style-name="T48">p=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1" draw:text-style-name="P94" xml:id="id55" draw:id="id55" svg:width="1.19cm" svg:height="1.19cm" svg:x="1cm" svg:y="3.295cm"><text:p text:style-name="P92"><text:span text:style-name="T48">p=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 draw:text-style-name="P93" xml:id="id59" draw:id="id59" svg:width="1.188cm" svg:height="1.188cm" svg:x="6.353cm" svg:y="5.08cm"><text:p text:style-name="P92"><text:span text:style-name="T48">p=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3" draw:text-style-name="P93" xml:id="id58" draw:id="id58" svg:width="1.191cm" svg:height="1.19cm" svg:x="4.766cm" svg:y="3.295cm"><text:p text:style-name="P92"><text:span text:style-name="T48">p=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4" draw:text-style-name="P93" xml:id="id60" draw:id="id60" svg:width="1.191cm" svg:height="1.191cm" svg:x="7.937cm" svg:y="6.763cm"><text:p text:style-name="P92"><text:span text:style-name="T48">p=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4" draw:text-style-name="P93" xml:id="id57" draw:id="id57" svg:width="1.191cm" svg:height="1.191cm" svg:x="2.388cm" svg:y="4.881cm"><text:p text:style-name="P92"><text:span text:style-name="T48">p=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5" draw:text-style-name="P93" xml:id="id56" draw:id="id56" svg:width="1.19cm" svg:height="1.191cm" svg:x="-0.487cm" svg:y="4.782cm"><text:p text:style-name="P92"><text:span text:style-name="T48">p=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6" draw:text-style-name="P95" draw:type="line" svg:x1="3.156cm" svg:y1="2.526cm" svg:x2="2.016cm" svg:y2="3.468cm" draw:start-shape="id54" draw:start-glue-point="7" draw:end-shape="id55" draw:end-glue-point="11" svg:d="M3156 2526l-1140 942" svg:viewBox="0 0 1141 944"><text:p/></draw:connector><draw:connector draw:style-name="gr37" draw:text-style-name="P96" draw:type="line" svg:x1="1.173cm" svg:y1="4.311cm" svg:x2="0.529cm" svg:y2="4.955cm" draw:start-shape="id55" draw:start-glue-point="7" draw:end-shape="id56" draw:end-glue-point="11" svg:d="M1173 4311l-644 644" svg:viewBox="0 0 646 646"><text:p/></draw:connector><draw:connector draw:style-name="gr36" draw:text-style-name="P95" draw:type="line" svg:x1="2.016cm" svg:y1="4.311cm" svg:x2="2.561cm" svg:y2="5.054cm" draw:start-shape="id55" draw:start-glue-point="9" draw:end-shape="id57" draw:end-glue-point="5" svg:d="M2016 4311l545 743" svg:viewBox="0 0 547 744"><text:p/></draw:connector><draw:connector draw:style-name="gr36" draw:text-style-name="P95" draw:type="line" svg:x1="3.999cm" svg:y1="2.526cm" svg:x2="4.939cm" svg:y2="3.468cm" draw:start-shape="id54" draw:start-glue-point="9" draw:end-shape="id58" draw:end-glue-point="5" svg:d="M3999 2526l940 942" svg:viewBox="0 0 942 944"><text:p/></draw:connector><draw:connector draw:style-name="gr36" draw:text-style-name="P95" draw:type="line" svg:x1="5.784cm" svg:y1="4.311cm" svg:x2="6.526cm" svg:y2="5.253cm" draw:start-shape="id58" draw:start-glue-point="9" draw:end-shape="id59" draw:end-glue-point="5" svg:d="M5784 4311l742 942" svg:viewBox="0 0 744 944"><text:p/></draw:connector><draw:connector draw:style-name="gr36" draw:text-style-name="P95" draw:type="line" svg:x1="7.368cm" svg:y1="6.095cm" svg:x2="8.11cm" svg:y2="6.937cm" draw:start-shape="id59" draw:start-glue-point="9" draw:end-shape="id60" draw:end-glue-point="5" svg:d="M7368 6095l742 842" svg:viewBox="0 0 744 843"><text:p/></draw:connector><draw:connector draw:style-name="gr36" draw:text-style-name="P95" draw:type="line" svg:x1="4.939cm" svg:y1="4.311cm" svg:x2="4.32cm" svg:y2="4.979cm" draw:start-shape="id58" draw:start-glue-point="7" svg:d="M4939 4311l-619 668" svg:viewBox="0 0 621 670"><text:p/></draw:connector><draw:connector draw:style-name="gr36" draw:text-style-name="P95" draw:type="line" svg:x1="6.525cm" svg:y1="6.095cm" svg:x2="5.829cm" svg:y2="6.841cm" draw:start-shape="id59" draw:start-glue-point="7" svg:d="M6525 6095l-696 746" svg:viewBox="0 0 699 748"><text:p/></draw:connector><draw:frame draw:style-name="gr46" draw:text-style-name="P97" svg:width="2.791cm" svg:height="0.733cm" svg:x="-1.279cm" svg:y="0.265cm"><draw:text-box><text:p text:style-name="P81"><text:span text:style-name="T48">Arbre AVL</text:span></text:p></draw:text-box></draw:frame><draw:frame draw:style-name="gr47" draw:text-style-name="P97" svg:width="4.363cm" svg:height="1.32cm" svg:x="4.369cm" svg:y="1.579cm"><draw:text-box><text:p text:style-name="P81"><text:span text:style-name="T49">Δp = 2-1 = 1</text:span></text:p></draw:text-box></draw:frame></draw:g><draw:g text:anchor-type="paragraph" draw:z-index="2" draw:name="Forme4" draw:style-name="gr1"><draw:custom-shape draw:style-name="gr32" draw:text-style-name="P93" xml:id="id47" draw:id="id47" svg:width="1.036cm" svg:height="1.036cm" svg:x="11.817cm" svg:y="1.244cm"><text:p text:style-name="P92"><text:span text:style-name="T48">p=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3" draw:text-style-name="P94" xml:id="id48" draw:id="id48" svg:width="1.038cm" svg:height="1.038cm" svg:x="10.088cm" svg:y="2.798cm"><text:p text:style-name="P92"><text:span text:style-name="T48">p=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93" xml:id="id52" draw:id="id52" svg:width="1.038cm" svg:height="1.038cm" svg:x="14.754cm" svg:y="4.353cm"><text:p text:style-name="P92"><text:span text:style-name="T48">p=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93" xml:id="id51" draw:id="id51" svg:width="1.038cm" svg:height="1.038cm" svg:x="13.371cm" svg:y="2.798cm"><text:p text:style-name="P92"><text:span text:style-name="T48">p=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 draw:text-style-name="P93" xml:id="id53" draw:id="id53" svg:width="1.036cm" svg:height="1.038cm" svg:x="16.138cm" svg:y="5.821cm"><text:p text:style-name="P92"><text:span text:style-name="T48">p=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93" xml:id="id50" draw:id="id50" svg:width="1.038cm" svg:height="1.038cm" svg:x="11.298cm" svg:y="4.18cm"><text:p text:style-name="P92"><text:span text:style-name="T48">p=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93" xml:id="id49" draw:id="id49" svg:width="1.038cm" svg:height="1.038cm" svg:x="8.792cm" svg:y="4.094cm"><text:p text:style-name="P92"><text:span text:style-name="T48">p=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6" draw:text-style-name="P95" draw:type="line" svg:x1="11.969cm" svg:y1="2.127cm" svg:x2="10.974cm" svg:y2="2.949cm" draw:start-shape="id47" draw:start-glue-point="7" draw:end-shape="id48" draw:end-glue-point="11" svg:d="M11969 2127l-995 822" svg:viewBox="0 0 997 824"><text:p/></draw:connector><draw:connector draw:style-name="gr37" draw:text-style-name="P96" draw:type="line" svg:x1="10.239cm" svg:y1="3.683cm" svg:x2="9.677cm" svg:y2="4.246cm" draw:start-shape="id48" draw:start-glue-point="7" draw:end-shape="id49" draw:end-glue-point="11" svg:d="M10239 3683l-562 563" svg:viewBox="0 0 564 564"><text:p/></draw:connector><draw:connector draw:style-name="gr36" draw:text-style-name="P95" draw:type="line" svg:x1="10.974cm" svg:y1="3.683cm" svg:x2="11.45cm" svg:y2="4.332cm" draw:start-shape="id48" draw:start-glue-point="9" draw:end-shape="id50" draw:end-glue-point="5" svg:d="M10974 3683l476 649" svg:viewBox="0 0 478 651"><text:p/></draw:connector><draw:connector draw:style-name="gr36" draw:text-style-name="P95" draw:type="line" svg:x1="12.7cm" svg:y1="2.127cm" svg:x2="13.522cm" svg:y2="2.949cm" draw:start-shape="id47" draw:start-glue-point="9" draw:end-shape="id51" draw:end-glue-point="5" svg:d="M12700 2127l822 822" svg:viewBox="0 0 824 824"><text:p/></draw:connector><draw:connector draw:style-name="gr36" draw:text-style-name="P95" draw:type="line" svg:x1="14.256cm" svg:y1="3.683cm" svg:x2="14.905cm" svg:y2="4.505cm" draw:start-shape="id51" draw:start-glue-point="9" draw:end-shape="id52" draw:end-glue-point="5" svg:d="M14256 3683l649 822" svg:viewBox="0 0 651 824"><text:p/></draw:connector><draw:connector draw:style-name="gr36" draw:text-style-name="P95" draw:type="line" svg:x1="15.639cm" svg:y1="5.239cm" svg:x2="16.29cm" svg:y2="5.973cm" draw:start-shape="id52" draw:start-glue-point="9" draw:end-shape="id53" draw:end-glue-point="5" svg:d="M15639 5239l651 734" svg:viewBox="0 0 653 736"><text:p/></draw:connector><draw:connector draw:style-name="gr36" draw:text-style-name="P95" draw:type="line" svg:x1="13.523cm" svg:y1="3.683cm" svg:x2="12.981cm" svg:y2="4.267cm" draw:start-shape="id51" draw:start-glue-point="7" svg:d="M13523 3683l-542 584" svg:viewBox="0 0 543 586"><text:p/></draw:connector><draw:connector draw:style-name="gr36" draw:text-style-name="P95" draw:type="line" svg:x1="14.905cm" svg:y1="5.239cm" svg:x2="14.3cm" svg:y2="5.888cm" draw:start-shape="id52" draw:start-glue-point="7" svg:d="M14905 5239l-605 649" svg:viewBox="0 0 607 651"><text:p/></draw:connector><draw:frame draw:style-name="gr38" draw:text-style-name="P97" svg:width="3.807cm" svg:height="0.733cm" svg:x="8.102cm" svg:y="0.157cm"><draw:text-box><text:p text:style-name="P81"><text:span text:style-name="T48">Arbre NON-AVL</text:span></text:p></draw:text-box></draw:frame><draw:frame draw:style-name="gr39" draw:text-style-name="P97" svg:width="4.839cm" svg:height="1.213cm" svg:x="13.025cm" svg:y="1.304cm"><draw:text-box><text:p text:style-name="P81"><text:span text:style-name="T49">Δp = 3-1 = 2 &gt; 1</text:span></text:p><text:p text:style-name="P81"><text:span text:style-name="T49">=&gt; NOT AVL</text:span></text:p></draw:text-box></draw:frame><draw:line draw:style-name="gr36" draw:text-style-name="P98" svg:x1="16.999cm" svg:y1="6.723cm" svg:x2="17.604cm" svg:y2="7.328cm"><text:p/></draw:line><draw:custom-shape draw:style-name="gr34" draw:text-style-name="P93" svg:width="1.038cm" svg:height="1.038cm" svg:x="17.431cm" svg:y="7.154cm"><text:p text:style-name="P92"><text:span text:style-name="T48">p=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3">3.3.)</text:p>
      <text:p text:style-name="P35"><text:tab/></text:p>
      <text:p text:style-name="P46"><text:span text:style-name="T38"><text:tab/></text:span><text:span text:style-name="T39">Le facteur d’équilibrage est la condition qui permet de savoir si l’arbre est équilibré ou pas, c’est à dire, la différence de profondeur des sous-arbres d’un nœud doit être plus petite ou égale à 1. Le rééquilibrage sert, lorsque suite à une insertion on viole la condition d’AVL et on se retrouve avec un déséquilibre. Il y a plusieurs procédures à suivre pour rééquilibrer un arbre.</text:span></text:p>
      <text:p text:style-name="P36"/>
      <text:p text:style-name="P44"/>
      <text:p text:style-name="P44"/>
      <text:p text:style-name="P44"/>
      <text:p text:style-name="P44"/>
      <text:p text:style-name="P44"/>
      <text:p text:style-name="P44"><text:soft-page-break/>3.4.)</text:p>
      <text:p text:style-name="P37"><text:tab/></text:p>
      <text:p text:style-name="P47"><text:span text:style-name="T38"><text:tab/>Commençons par la rotation simple droite et gauche. La rotation simple droite s’effectue lorsque l’on effectue une insertion à gauche d’un arbre, créant un déséquilibre. Pour rétablir l’équilibre, il faut réduire la profondeur de l’arbre, on u</text:span><text:span text:style-name="T40">tilise les procédures demandées, car elles ont la propriété fondamentale de conserver le tri. </text:span></text:p>
      <text:p text:style-name="P38"/>
      <text:p text:style-name="P53"><text:span text:style-name="T29"><text:tab/>Supposons que l’on ait inséré un nouveau nœud </text:span><text:span text:style-name="T32">à gauche </text:span><text:span text:style-name="T29">dans le sous-arbre gauche </text:span><text:span text:style-name="T32">du fils gauche de </text:span><text:span text:style-name="T29">la racine qui crée un désiquilibre, alors, pour y rémédier, on fera en sorte que :</text:span></text:p>
      <text:list xml:id="list858511173" text:style-name="L1">
        <text:list-item>
          <text:p text:style-name="P60">Par rapport au nœud déséquilibré, le fils gauche devient la nouvelle racine.</text:p>
        </text:list-item>
        <text:list-item>
          <text:p text:style-name="P60">L’ancienne racine devient le fils <text:span text:style-name="T41">le plus à </text:span>droit<text:span text:style-name="T41">e</text:span> de la nouvelle racine. Et on retourne la nouvelle racine.</text:p>
        </text:list-item>
      </text:list>
      <text:p text:style-name="P30"/>
      <text:p text:style-name="P4"><text:span text:style-name="T3"><text:tab/>C’est s</text:span><text:span text:style-name="T4">ymétrique à droite</text:span><text:span text:style-name="T3"> on inverse tous les « gauche » par « droite ». </text:span><text:span text:style-name="T4">Il faut prendre du papier et un crayon et faire des essais et se convaincre que ça marche. </text:span><text:span text:style-name="T5">Ce n’est pas le même algorithme que dans le cours, en lisant les diapositives correspondantes, je ne suis pas totalement sûr d’avoir compris <text:s/>comment appliquer l’algorithme dans certaines situations, j’ai donc développé cette méthode qui j’espère est équivalente. (Elle l’est du moins pour les exemples que j’ai essayé.)</text:span></text:p>
      <text:p text:style-name="P29"/>
      <text:p text:style-name="P54"><text:span text:style-name="T29"><text:tab/>La rotation double sert lorsque l’on insère un nœud à droite de du fils de gauche de la racine ou à gauche du fils de droite de la racine </text:span><text:span text:style-name="T33">et que cela crée un désiquilibre. Pour y rémédier, dans le cas d’une insertion à gauche du fils de droite de la racine :</text:span></text:p>
      <text:list xml:id="list2609072361" text:style-name="L2">
        <text:list-item>
          <text:p text:style-name="P61">Le nœud inséré devient la nouvelle racine.</text:p>
        </text:list-item>
        <text:list-item>
          <text:p text:style-name="P61">L’ancienne racine devient le fils gauche du nœud inséré.</text:p>
        </text:list-item>
      </text:list>
      <text:p text:style-name="P30"/>
      <text:p text:style-name="P55"><text:span text:style-name="T29"><text:tab/></text:span><text:span text:style-name="T34">C’est de nouveau l’inverse si on insère à droite. </text:span><text:span text:style-name="T35">Pour illustrer, j’ai joint un exemple sur la page suivante.</text:span></text:p>
      <text:p text:style-name="P30"/>
      <text:p text:style-name="P45"/>
      <text:p text:style-name="P45"/>
      <text:p text:style-name="P45"/>
      <text:p text:style-name="P45"/>
      <text:p text:style-name="P45"/>
      <text:p text:style-name="P45"/>
      <text:p text:style-name="P45"/>
      <text:p text:style-name="P45"/>
      <text:p text:style-name="P45"/>
      <text:p text:style-name="P45"><text:soft-page-break/></text:p>
      <text:p text:style-name="P45">Exemple :</text:p>
      <text:p text:style-name="P39"/>
      <text:p text:style-name="P39"><draw:frame text:anchor-type="paragraph" draw:z-index="3" draw:name="Forme5" draw:style-name="gr31" draw:text-style-name="P68" svg:width="8.822cm" svg:height="0.733cm" svg:x="-0.185cm" svg:y="0cm"><draw:text-box><text:p text:style-name="P67"><text:span text:style-name="T43">Soit la séquence : 6 8 7 9 10 11</text:span></text:p></draw:text-box></draw:frame></text:p>
      <text:p text:style-name="P39"/>
      <text:p text:style-name="P39"><draw:g text:anchor-type="paragraph" draw:z-index="4" draw:name="Forme6" draw:style-name="gr1"><draw:custom-shape draw:style-name="gr2" draw:text-style-name="P63" xml:id="id41" draw:id="id41" svg:width="1.779cm" svg:height="1.779cm" svg:x="0.685cm" svg:y="1.455cm"><text:p text:style-name="P62"><text:span text:style-name="T43">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63" xml:id="id42" draw:id="id42" svg:width="1.779cm" svg:height="1.779cm" svg:x="2.461cm" svg:y="3.485cm"><text:p text:style-name="P62"><text:span text:style-name="T43">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 draw:text-style-name="P64" draw:type="line" svg:x1="2.203cm" svg:y1="2.974cm" svg:x2="2.72cm" svg:y2="3.745cm" draw:start-shape="id41" draw:start-glue-point="9" draw:end-shape="id42" draw:end-glue-point="5" svg:d="M2203 2974l517 771" svg:viewBox="0 0 519 773"><text:p/></draw:connector><draw:custom-shape draw:style-name="gr2" draw:text-style-name="P63" xml:id="id44" draw:id="id44" svg:width="1.779cm" svg:height="1.779cm" svg:x="6.271cm" svg:y="7.549cm"><text:p text:style-name="P62"><text:span text:style-name="T43">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63" xml:id="id46" draw:id="id46" svg:width="1.779cm" svg:height="1.779cm" svg:x="0.556cm" svg:y="5.517cm"><text:p text:style-name="P62"><text:span text:style-name="T43">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63" xml:id="id43" draw:id="id43" svg:width="1.779cm" svg:height="1.779cm" svg:x="4.366cm" svg:y="5.517cm"><text:p text:style-name="P62"><text:span text:style-name="T43">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63" xml:id="id45" draw:id="id45" svg:width="1.779cm" svg:height="1.779cm" svg:x="8.176cm" svg:y="9.581cm"><text:p text:style-name="P62"><text:span text:style-name="T43">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 draw:text-style-name="P64" draw:type="line" svg:x1="3.98cm" svg:y1="5.004cm" svg:x2="4.626cm" svg:y2="5.777cm" draw:start-shape="id42" draw:start-glue-point="9" draw:end-shape="id43" draw:end-glue-point="5" svg:d="M3980 5004l646 773" svg:viewBox="0 0 647 774"><text:p/></draw:connector><draw:connector draw:style-name="gr3" draw:text-style-name="P64" draw:type="line" svg:x1="5.885cm" svg:y1="7.036cm" svg:x2="6.531cm" svg:y2="7.809cm" draw:start-shape="id43" draw:start-glue-point="9" draw:end-shape="id44" draw:end-glue-point="5" svg:d="M5885 7036l646 773" svg:viewBox="0 0 647 774"><text:p/></draw:connector><draw:connector draw:style-name="gr3" draw:text-style-name="P64" draw:type="line" svg:x1="7.79cm" svg:y1="9.068cm" svg:x2="8.436cm" svg:y2="9.841cm" draw:start-shape="id44" draw:start-glue-point="9" draw:end-shape="id45" draw:end-glue-point="5" svg:d="M7790 9068l646 773" svg:viewBox="0 0 647 774"><text:p/></draw:connector><draw:connector draw:style-name="gr3" draw:text-style-name="P64" draw:type="line" svg:x1="2.721cm" svg:y1="5.004cm" svg:x2="2.075cm" svg:y2="5.777cm" draw:start-shape="id42" draw:start-glue-point="7" draw:end-shape="id46" draw:end-glue-point="11" svg:d="M2721 5004l-646 773" svg:viewBox="0 0 647 774"><text:p/></draw:connector></draw:g><draw:frame text:anchor-type="paragraph" draw:z-index="5" draw:name="Forme7" draw:style-name="gr30" draw:text-style-name="P68" svg:width="9.653cm" svg:height="1.318cm" svg:x="0cm" svg:y="0.002cm"><draw:text-box><text:p text:style-name="P67"><text:span text:style-name="T43">En suivant l’insertion simple...</text:span></text:p></draw:text-box></draw:frame><draw:frame text:anchor-type="paragraph" draw:z-index="6" draw:name="Forme7" draw:style-name="gr29" draw:text-style-name="P68" svg:width="16.257cm" svg:height="1.692cm" svg:x="-0.212cm" svg:y="11.359cm"><draw:text-box><text:p text:style-name="P67"><text:span text:style-name="T43">… </text:span><text:span text:style-name="T43">c’est totalement déséquilibré!</text:span></text:p><text:p text:style-name="P67"><text:span text:style-name="T43">Faisons alors avec les méthodes détaillées ci-dessus...</text:span></text:p></draw:text-box></draw:frame><draw:g text:anchor-type="paragraph" draw:z-index="7" draw:name="Forme8" draw:style-name="gr1"><draw:custom-shape draw:style-name="gr4" draw:text-style-name="P65" svg:width="1.779cm" svg:height="1.779cm" svg:x="0.45cm" svg:y="13.176cm"><text:p text:style-name="P62"><text:span text:style-name="T43">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 draw:text-style-name="P91" svg:width="1.779cm" svg:height="1.779cm" svg:x="2.355cm" svg:y="15.335cm"><text:p text:style-name="P90"><text:span text:style-name="T43">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8" draw:text-style-name="P91" svg:width="1.779cm" svg:height="1.779cm" svg:x="0.704cm" svg:y="17.621cm"><text:p text:style-name="P90"><text:span text:style-name="T43">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64" svg:x1="1.973cm" svg:y1="14.699cm" svg:x2="2.735cm" svg:y2="15.588cm"><text:p/></draw:line><draw:line draw:style-name="gr3" draw:text-style-name="P64" svg:x1="2.608cm" svg:y1="16.858cm" svg:x2="2.227cm" svg:y2="17.874cm"><text:p/></draw:line></draw:g><draw:frame text:anchor-type="paragraph" draw:z-index="8" draw:name="Forme9" draw:style-name="gr5" draw:text-style-name="P68" svg:width="9.272cm" svg:height="1.292cm" svg:x="3.863cm" svg:y="13.626cm"><draw:text-box><text:p text:style-name="P67"><text:span text:style-name="T43">Insertion à gauche arbre droit.</text:span></text:p><text:p text:style-name="P67"><text:span text:style-name="T43">=&gt; rotation double gauche.</text:span></text:p></draw:text-box></draw:frame></text:p>
      <text:p text:style-name="P59"><draw:g text:anchor-type="paragraph" draw:z-index="10" draw:name="Forme10" draw:style-name="gr1"><draw:custom-shape draw:style-name="gr2" draw:text-style-name="P63" xml:id="id32" draw:id="id32" svg:width="1.779cm" svg:height="1.779cm" svg:x="0cm" svg:y="1.653cm"><text:p text:style-name="P62"><text:span text:style-name="T43">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5" xml:id="id33" draw:id="id33" svg:width="1.779cm" svg:height="1.779cm" svg:x="5.334cm" svg:y="2.032cm"><text:p text:style-name="P62"><text:span text:style-name="T43">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0" draw:text-style-name="P63" xml:id="id31" draw:id="id31" svg:width="1.779cm" svg:height="1.65cm" svg:x="2.796cm" svg:y="0.002cm"><text:p text:style-name="P62"><text:span text:style-name="T43">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 draw:text-style-name="P64" draw:type="line" svg:x1="2.796cm" svg:y1="0.828cm" svg:x2="1.519cm" svg:y2="1.913cm" draw:start-shape="id31" draw:start-glue-point="6" draw:end-shape="id32" draw:end-glue-point="11" svg:d="M2796 828l-1277 1085" svg:viewBox="0 0 1279 1087"><text:p/></draw:connector><draw:connector draw:style-name="gr3" draw:text-style-name="P64" draw:type="line" svg:x1="4.574cm" svg:y1="0.828cm" svg:x2="5.593cm" svg:y2="2.292cm" draw:start-shape="id31" draw:start-glue-point="10" draw:end-shape="id33" draw:end-glue-point="5" svg:d="M4574 828l1019 1464" svg:viewBox="0 0 1021 1466"><text:p/></draw:connector><draw:custom-shape draw:style-name="gr2" draw:text-style-name="P63" xml:id="id34" draw:id="id34" svg:width="1.779cm" svg:height="1.779cm" svg:x="7.493cm" svg:y="4.318cm"><text:p text:style-name="P62"><text:span text:style-name="T43">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9" draw:text-style-name="P83" xml:id="id35" draw:id="id35" svg:width="1.779cm" svg:height="1.779cm" svg:x="9.779cm" svg:y="6.604cm"><text:p text:style-name="P62"><text:span text:style-name="T43">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 draw:text-style-name="P66" draw:type="line" svg:x1="6.853cm" svg:y1="3.551cm" svg:x2="7.752cm" svg:y2="4.577cm" draw:start-shape="id33" draw:start-glue-point="9" draw:end-shape="id34" draw:end-glue-point="5" svg:d="M6853 3551l899 1026" svg:viewBox="0 0 901 1028"><text:p/></draw:connector><draw:connector draw:style-name="gr3" draw:text-style-name="P66" draw:type="line" svg:x1="9.012cm" svg:y1="5.837cm" svg:x2="10.038cm" svg:y2="6.863cm" draw:start-shape="id34" draw:start-glue-point="9" draw:end-shape="id35" draw:end-glue-point="5" svg:d="M9012 5837l1026 1026" svg:viewBox="0 0 1028 1028"><text:p/></draw:connector></draw:g><draw:frame text:anchor-type="paragraph" draw:z-index="11" draw:name="Forme11" draw:style-name="gr5" draw:text-style-name="P68" svg:width="9.272cm" svg:height="1.292cm" svg:x="7.964cm" svg:y="2.461cm"><draw:text-box><text:p text:style-name="P67"><text:span text:style-name="T43">Insertion à droite arbre droit.</text:span></text:p><text:p text:style-name="P67"><text:span text:style-name="T43">=&gt; rotation simple droite.</text:span></text:p></draw:text-box></draw:frame><draw:g text:anchor-type="paragraph" draw:z-index="12" draw:name="Forme12" draw:style-name="gr1"><draw:custom-shape draw:style-name="gr2" draw:text-style-name="P63" xml:id="id29" draw:id="id29" svg:width="1.779cm" svg:height="1.779cm" svg:x="0.079cm" svg:y="7.911cm"><text:p text:style-name="P62"><text:span text:style-name="T43">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63" xml:id="id28" draw:id="id28" svg:width="1.779cm" svg:height="1.779cm" svg:x="2.111cm" svg:y="6.006cm"><text:p text:style-name="P62"><text:span text:style-name="T43">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63" xml:id="id30" draw:id="id30" svg:width="1.779cm" svg:height="1.779cm" svg:x="3.885cm" svg:y="7.909cm"><text:p text:style-name="P62"><text:span text:style-name="T43">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 draw:text-style-name="P64" draw:type="line" svg:x1="2.371cm" svg:y1="7.525cm" svg:x2="1.598cm" svg:y2="8.17cm" draw:start-shape="id28" draw:start-glue-point="7" draw:end-shape="id29" draw:end-glue-point="11" svg:d="M2371 7525l-773 645" svg:viewBox="0 0 774 647"><text:p/></draw:connector><draw:connector draw:style-name="gr3" draw:text-style-name="P64" draw:type="line" svg:x1="3.63cm" svg:y1="7.525cm" svg:x2="4.145cm" svg:y2="8.169cm" draw:start-shape="id28" draw:start-glue-point="9" draw:end-shape="id30" draw:end-glue-point="5" svg:d="M3630 7525l515 644" svg:viewBox="0 0 517 646"><text:p/></draw:connector></draw:g><draw:frame text:anchor-type="paragraph" draw:z-index="13" draw:name="Forme13" draw:style-name="gr5" draw:text-style-name="P68" svg:width="9.272cm" svg:height="1.292cm" svg:x="5.45cm" svg:y="10.832cm"><draw:text-box><text:p text:style-name="P67"><text:span text:style-name="T43">Insertion à droite arbre droit.</text:span></text:p><text:p text:style-name="P67"><text:span text:style-name="T43">=&gt; rotation simple droite.</text:span></text:p></draw:text-box></draw:frame><draw:g text:anchor-type="paragraph" draw:z-index="14" draw:name="Forme14" draw:style-name="gr1"><draw:custom-shape draw:style-name="gr19" draw:text-style-name="P83" xml:id="id25" draw:id="id25" svg:width="1.779cm" svg:height="1.779cm" svg:x="2.63cm" svg:y="14.9cm"><text:p text:style-name="P62"><text:span text:style-name="T43">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63" xml:id="id24" draw:id="id24" svg:width="1.779cm" svg:height="1.779cm" svg:x="4.664cm" svg:y="12.741cm"><text:p text:style-name="P62"><text:span text:style-name="T43">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63" xml:id="id26" draw:id="id26" svg:width="1.779cm" svg:height="1.779cm" svg:x="6.694cm" svg:y="15.027cm"><text:p text:style-name="P62"><text:span text:style-name="T43">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63" xml:id="id23" draw:id="id23" svg:width="1.779cm" svg:height="1.779cm" svg:x="-1.561cm" svg:y="12.233cm"><text:p text:style-name="P62"><text:span text:style-name="T43">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65" xml:id="id22" draw:id="id22" svg:width="1.779cm" svg:height="1.779cm" svg:x="1.36cm" svg:y="10.455cm"><text:p text:style-name="P62"><text:span text:style-name="T43">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 draw:text-style-name="P64" draw:type="line" svg:x1="1.36cm" svg:y1="11.344cm" svg:x2="-0.041cm" svg:y2="12.492cm" draw:start-shape="id22" draw:start-glue-point="6" draw:end-shape="id23" draw:end-glue-point="11" svg:d="M1360 11344l-1402 1148" svg:viewBox="0 0 1404 1150"><text:p/></draw:connector><draw:connector draw:style-name="gr3" draw:text-style-name="P64" draw:type="line" svg:x1="3.138cm" svg:y1="11.344cm" svg:x2="4.923cm" svg:y2="13cm" draw:start-shape="id22" draw:start-glue-point="10" draw:end-shape="id24" draw:end-glue-point="5" svg:d="M3138 11344l1785 1656" svg:viewBox="0 0 1787 1658"><text:p/></draw:connector><draw:custom-shape draw:style-name="gr2" draw:text-style-name="P63" xml:id="id27" draw:id="id27" svg:width="1.779cm" svg:height="1.779cm" svg:x="8.726cm" svg:y="17.313cm"><text:p text:style-name="P62"><text:span text:style-name="T43">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 draw:text-style-name="P64" draw:type="line" svg:x1="4.923cm" svg:y1="14.26cm" svg:x2="4.149cm" svg:y2="15.16cm" draw:start-shape="id24" draw:start-glue-point="7" draw:end-shape="id25" draw:end-glue-point="11" svg:d="M4923 14260l-774 900" svg:viewBox="0 0 776 901"><text:p/></draw:connector><draw:connector draw:style-name="gr3" draw:text-style-name="P64" draw:type="line" svg:x1="6.182cm" svg:y1="14.26cm" svg:x2="6.953cm" svg:y2="15.287cm" draw:start-shape="id24" draw:start-glue-point="9" draw:end-shape="id26" draw:end-glue-point="5" svg:d="M6182 14260l771 1027" svg:viewBox="0 0 773 1028"><text:p/></draw:connector><draw:connector draw:style-name="gr3" draw:text-style-name="P64" draw:type="line" svg:x1="8.213cm" svg:y1="16.546cm" svg:x2="8.985cm" svg:y2="17.573cm" draw:start-shape="id26" draw:start-glue-point="9" draw:end-shape="id27" draw:end-glue-point="5" svg:d="M8213 16546l772 1027" svg:viewBox="0 0 774 1028"><text:p/></draw:connector></draw:g></text:p>
      <text:p text:style-name="P59"><draw:g text:anchor-type="paragraph" draw:z-index="16" draw:name="Forme16" draw:style-name="gr1"><draw:custom-shape draw:style-name="gr4" draw:text-style-name="P65" xml:id="id9" draw:id="id9" svg:width="1.779cm" svg:height="1.779cm" svg:x="4.191cm" svg:y="2.413cm"><text:p text:style-name="P62"><text:span text:style-name="T43">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63" xml:id="id10" draw:id="id10" svg:width="1.779cm" svg:height="1.779cm" svg:x="6.223cm" svg:y="0cm"><text:p text:style-name="P62"><text:span text:style-name="T43">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63" xml:id="id11" draw:id="id11" svg:width="1.779cm" svg:height="1.779cm" svg:x="8.255cm" svg:y="2.159cm"><text:p text:style-name="P62"><text:span text:style-name="T43">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63" xml:id="id8" draw:id="id8" svg:width="1.779cm" svg:height="1.779cm" svg:x="0cm" svg:y="6.985cm"><text:p text:style-name="P62"><text:span text:style-name="T43">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63" xml:id="id7" draw:id="id7" svg:width="1.779cm" svg:height="1.779cm" svg:x="2.161cm" svg:y="4.699cm"><text:p text:style-name="P62"><text:span text:style-name="T43">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 draw:text-style-name="P64" draw:type="line" svg:x1="2.42cm" svg:y1="6.218cm" svg:x2="1.519cm" svg:y2="7.244cm" draw:start-shape="id7" draw:start-glue-point="7" draw:end-shape="id8" draw:end-glue-point="11" svg:d="M2420 6218l-901 1026" svg:viewBox="0 0 903 1028"><text:p/></draw:connector><draw:connector draw:style-name="gr6" draw:text-style-name="P64" draw:type="line" svg:x1="3.679cm" svg:y1="4.958cm" svg:x2="4.45cm" svg:y2="3.932cm" draw:start-shape="id7" draw:start-glue-point="11" draw:end-shape="id9" draw:end-glue-point="7" svg:d="M3679 4958l771-1026" svg:viewBox="0 0 773 1028"><text:p/></draw:connector><draw:custom-shape draw:style-name="gr2" draw:text-style-name="P63" xml:id="id12" draw:id="id12" svg:width="1.779cm" svg:height="1.779cm" svg:x="10.287cm" svg:y="4.445cm"><text:p text:style-name="P62"><text:span text:style-name="T43">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 draw:text-style-name="P64" draw:type="line" svg:x1="6.482cm" svg:y1="1.519cm" svg:x2="5.71cm" svg:y2="2.672cm" draw:start-shape="id10" draw:start-glue-point="7" draw:end-shape="id9" draw:end-glue-point="11" svg:d="M6482 1519l-772 1153" svg:viewBox="0 0 774 1155"><text:p/></draw:connector><draw:connector draw:style-name="gr3" draw:text-style-name="P64" draw:type="line" svg:x1="7.742cm" svg:y1="1.519cm" svg:x2="8.514cm" svg:y2="2.418cm" draw:start-shape="id10" draw:start-glue-point="9" draw:end-shape="id11" draw:end-glue-point="5" svg:d="M7742 1519l772 899" svg:viewBox="0 0 774 901"><text:p/></draw:connector><draw:connector draw:style-name="gr3" draw:text-style-name="P64" draw:type="line" svg:x1="9.774cm" svg:y1="3.678cm" svg:x2="10.546cm" svg:y2="4.704cm" draw:start-shape="id11" draw:start-glue-point="9" draw:end-shape="id12" draw:end-glue-point="5" svg:d="M9774 3678l772 1026" svg:viewBox="0 0 774 1028"><text:p/></draw:connector></draw:g></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draw:frame text:anchor-type="paragraph" draw:z-index="17" draw:name="Forme17" draw:style-name="gr5" draw:text-style-name="P68" svg:width="9.272cm" svg:height="1.292cm" svg:x="2.831cm" svg:y="0.129cm"><draw:text-box><text:p text:style-name="P67"><text:span text:style-name="T43">Insertion gauche arbre gauche</text:span></text:p><text:p text:style-name="P67"><text:span text:style-name="T43">=&gt; Rotation simple gauche.</text:span></text:p></draw:text-box></draw:frame></text:p>
      <text:p text:style-name="P39"/>
      <text:p text:style-name="P39"><draw:g text:anchor-type="paragraph" draw:z-index="18" draw:name="Forme18" draw:style-name="gr1"><draw:custom-shape draw:style-name="gr2" draw:text-style-name="P63" xml:id="id3" draw:id="id3" svg:width="1.779cm" svg:height="1.779cm" svg:x="7.403cm" svg:y="0.46cm"><text:p text:style-name="P62"><text:span text:style-name="T43">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63" xml:id="id4" draw:id="id4" svg:width="1.779cm" svg:height="1.779cm" svg:x="9.435cm" svg:y="2.619cm"><text:p text:style-name="P62"><text:span text:style-name="T43">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63" xml:id="id2" draw:id="id2" svg:width="1.779cm" svg:height="1.779cm" svg:x="2.831cm" svg:y="5.545cm"><text:p text:style-name="P62"><text:span text:style-name="T43">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63" xml:id="id1" draw:id="id1" svg:width="1.779cm" svg:height="1.779cm" svg:x="4.992cm" svg:y="3.261cm"><text:p text:style-name="P62"><text:span text:style-name="T43">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 draw:text-style-name="P64" draw:type="line" svg:x1="5.251cm" svg:y1="4.78cm" svg:x2="4.35cm" svg:y2="5.805cm" draw:start-shape="id1" draw:start-glue-point="7" draw:end-shape="id2" draw:end-glue-point="11" svg:d="M5251 4780l-901 1025" svg:viewBox="0 0 903 1027"><text:p/></draw:connector><draw:custom-shape draw:style-name="gr2" draw:text-style-name="P63" xml:id="id5" draw:id="id5" svg:width="1.779cm" svg:height="1.779cm" svg:x="11.467cm" svg:y="4.905cm"><text:p text:style-name="P62"><text:span text:style-name="T43">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 draw:text-style-name="P64" draw:type="line" svg:x1="7.661cm" svg:y1="1.979cm" svg:x2="6.51cm" svg:y2="3.521cm" draw:start-shape="id3" draw:start-glue-point="7" draw:end-shape="id1" draw:end-glue-point="11" svg:d="M7661 1979l-1151 1542" svg:viewBox="0 0 1154 1543"><text:p/></draw:connector><draw:connector draw:style-name="gr3" draw:text-style-name="P64" draw:type="line" svg:x1="8.922cm" svg:y1="1.979cm" svg:x2="9.694cm" svg:y2="2.879cm" draw:start-shape="id3" draw:start-glue-point="9" draw:end-shape="id4" draw:end-glue-point="5" svg:d="M8922 1979l772 900" svg:viewBox="0 0 774 901"><text:p/></draw:connector><draw:connector draw:style-name="gr3" draw:text-style-name="P64" draw:type="line" svg:x1="10.954cm" svg:y1="4.138cm" svg:x2="11.726cm" svg:y2="5.165cm" draw:start-shape="id4" draw:start-glue-point="9" draw:end-shape="id5" draw:end-glue-point="5" svg:d="M10954 4138l772 1027" svg:viewBox="0 0 774 1028"><text:p/></draw:connector><draw:custom-shape draw:style-name="gr4" draw:text-style-name="P65" xml:id="id6" draw:id="id6" svg:width="1.779cm" svg:height="1.779cm" svg:x="6.895cm" svg:y="5.54cm"><text:p text:style-name="P62"><text:span text:style-name="T43">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 draw:text-style-name="P66" draw:type="line" svg:x1="6.51cm" svg:y1="4.78cm" svg:x2="7.153cm" svg:y2="5.8cm" draw:start-shape="id1" draw:start-glue-point="9" draw:end-shape="id6" draw:end-glue-point="5" svg:d="M6510 4780l643 1020" svg:viewBox="0 0 646 1021"><text:p/></draw:connector></draw:g></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pan text:style-name="T42">c’est un arbre équilibré ! Ce qui est rudement mieux.</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2" svg:font-family="Mangal"/>
    <style:font-face style:name="Liberation Sans2" svg:font-family="'Liberation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1" svg:font-family="'Courier New'" style:font-family-generic="modern" style:font-pitch="variable"/>
    <style:font-face style:name="Liberation Sans3" svg:font-family="'Liberation Sans'" style:font-family-generic="modern" style:font-pitch="variable"/>
    <style:font-face style:name="Liberation Serif1" svg:font-family="'Liberation Serif'"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wiss" style:font-pitch="variable"/>
    <style:font-face style:name="SimSun" svg:font-family="SimSun"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office:font-face-decls>
  <office:styles>
    <draw:marker draw:name="Arrow" svg:viewBox="0 0 20 30" svg:d="M10 0l-10 30h20z"/>
    <draw:marker draw:name="Extrémités_20_de_20_flèche_20_1" draw:display-name="Extrémités de flèche 1" svg:viewBox="0 0 20 30" svg:d="M10 0l-10 30h20z"/>
    <draw:stroke-dash draw:name="Dashed_20__28_var_29__20_3" draw:display-name="Dashed (var) 3" draw:style="rect" draw:dots1="1" draw:dots1-length="0.011cm" draw:dots2="1" draw:dots2-length="0.011cm" draw:distance="0.011cm"/>
    <draw:stroke-dash draw:name="Fine_20_Dashed" draw:display-name="Fine Dashed" draw:style="rect" draw:dots1="1" draw:dots1-length="112%" draw:distance="112%"/>
    <draw:stroke-dash draw:name="Ultrafine_20_Dashed" draw:display-name="Ultrafine Dashed" draw:style="rect" draw:dots1="1" draw:distance="28%"/>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ourier New" officeooo:rsid="00014c6a" officeooo:paragraph-rsid="00014c6a"/>
    </style:style>
    <style:style style:name="MP2" style:family="paragraph" style:parent-style-name="Footer">
      <style:paragraph-properties fo:text-align="center" style:justify-single-word="false"/>
      <style:text-properties style:font-name="Courier New"/>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051cm"/>
      </style:header-style>
      <style:footer-style>
        <style:header-footer-properties fo:min-height="0cm" fo:margin-left="0cm" fo:margin-right="0cm" fo:margin-top="0.499cm" fo:border-top="0.06pt solid #000000" fo:border-bottom="none" fo:border-left="none" fo:border-right="none" fo:padding="0.051cm"/>
      </style:footer-style>
    </style:page-layout>
  </office:automatic-styles>
  <office:master-styles>
    <style:master-page style:name="Standard" style:page-layout-name="Mpm1">
      <style:header>
        <text:p text:style-name="MP1">Arthur Freeman<text:tab/>BSCI<text:tab/>Structures de Données</text:p>
      </style:header>
      <style:footer>
        <text:p text:style-name="MP2"><text:page-number text:select-page="current">10</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4.2$Windows_X86_64 LibreOffice_project/60da17e045e08f1793c57c00ba83cdfce946d0aa</meta:generator>
    <dc:date>2020-03-26T20:29:33.074000000</dc:date>
    <meta:editing-duration>PT6H15M4S</meta:editing-duration>
    <meta:editing-cycles>47</meta:editing-cycles>
    <meta:document-statistic meta:table-count="0" meta:image-count="0" meta:object-count="1" meta:page-count="10" meta:paragraph-count="64" meta:word-count="1273" meta:character-count="7547" meta:non-whitespace-character-count="6296"/>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4.435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text-properties style:font-name="Courier New" fo:font-weight="bold" style:font-weight-asian="bold" style:font-weight-complex="bold"/>
    </style:style>
    <style:style style:name="ce2" style:family="table-cell" style:parent-style-name="Default">
      <style:table-cell-properties fo:border="0.74pt solid #000000"/>
      <style:text-properties style:font-name="Courier New"/>
    </style:style>
    <style:style style:name="ce3" style:family="table-cell" style:parent-style-name="Default">
      <style:table-cell-properties fo:border-bottom="none" fo:border-left="0.74pt solid #000000" fo:border-right="0.74pt solid #000000" fo:border-top="0.74pt solid #000000"/>
      <style:text-properties style:font-name="Courier New"/>
    </style:style>
    <style:style style:name="ce4" style:family="table-cell" style:parent-style-name="Default">
      <style:table-cell-properties fo:border-bottom="0.74pt solid #000000" fo:border-left="0.74pt solid #000000" fo:border-right="0.74pt solid #000000" fo:border-top="none"/>
      <style:text-properties style:font-name="Courier New"/>
    </style:style>
    <style:style style:name="ce9" style:family="table-cell" style:parent-style-name="Default">
      <style:table-cell-properties fo:border="0.74pt solid #000000"/>
      <style:text-properties style:font-name="Courier New" fo:font-weight="bold" style:font-weight-asian="bold" style:font-weight-complex="bold"/>
    </style:style>
    <style:style style:name="ce10" style:family="table-cell" style:parent-style-name="Default">
      <style:table-cell-properties fo:border="0.74pt solid #000000"/>
      <style:text-properties style:font-name="Courier New"/>
    </style:style>
    <style:style style:name="ce11" style:family="table-cell" style:parent-style-name="Default">
      <style:table-cell-properties fo:border-bottom="none" fo:border-left="0.74pt solid #000000" fo:border-right="0.74pt solid #000000" fo:border-top="0.74pt solid #000000"/>
      <style:text-properties style:font-name="Courier New"/>
    </style:style>
    <style:style style:name="ce12" style:family="table-cell" style:parent-style-name="Default">
      <style:table-cell-properties fo:border-bottom="0.74pt solid #000000" fo:border-left="0.74pt solid #000000" fo:border-right="0.74pt solid #000000" fo:border-top="none"/>
      <style:text-properties style:font-name="Courier New"/>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9"/>
        <table:table-row table:style-name="ro1">
          <table:table-cell/>
          <table:table-cell office:value-type="string" calcext:value-type="string">
            <text:p>But:</text:p>
          </table:table-cell>
        </table:table-row>
        <table:table-row table:style-name="ro1">
          <table:table-cell/>
          <table:table-cell table:style-name="ce10" office:value-type="string" calcext:value-type="string">
            <text:p>Stocker des informations conservant une hiérachie.</text:p>
          </table:table-cell>
        </table:table-row>
        <table:table-row table:style-name="ro1">
          <table:table-cell/>
          <table:table-cell office:value-type="string" calcext:value-type="string">
            <text:p>Création:</text:p>
          </table:table-cell>
        </table:table-row>
        <table:table-row table:style-name="ro1">
          <table:table-cell/>
          <table:table-cell table:style-name="ce11" office:value-type="string" calcext:value-type="string">
            <text:p>On spécifie un type de base</text:p>
          </table:table-cell>
        </table:table-row>
        <table:table-row table:style-name="ro1">
          <table:table-cell/>
          <table:table-cell table:style-name="ce12" office:value-type="string" calcext:value-type="string">
            <text:p>L’arbre est initialement vide</text:p>
          </table:table-cell>
        </table:table-row>
        <table:table-row table:style-name="ro1">
          <table:table-cell/>
          <table:table-cell office:value-type="string" calcext:value-type="string">
            <text:p>Modification:</text:p>
          </table:table-cell>
        </table:table-row>
        <table:table-row table:style-name="ro1">
          <table:table-cell/>
          <table:table-cell table:style-name="ce10" office:value-type="string" calcext:value-type="string">
            <text:p>Insérer un élément</text:p>
          </table:table-cell>
        </table:table-row>
        <table:table-row table:style-name="ro1">
          <table:table-cell/>
          <table:table-cell office:value-type="string" calcext:value-type="string">
            <text:p>Accès:</text:p>
          </table:table-cell>
        </table:table-row>
        <table:table-row table:style-name="ro1">
          <table:table-cell/>
          <table:table-cell table:style-name="ce10" office:value-type="string" calcext:value-type="string">
            <text:p>Rechercher un élément et le renvoyer.</text:p>
          </table:table-cell>
        </table:table-row>
      </table:table>
      <table:named-expressions/>
    </office:spreadsheet>
  </office:body>
</office:document-content>
</file>

<file path=Object 1/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ourier New" svg:font-family="'Courier New'"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6">00/00/0000</text:date>, <text:time style:data-style-name="N2" text:time-value="14:15:09.22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